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font-style="normal" style:font-style-asian="normal" style:font-style-complex="normal"/>
    </style:style>
    <style:style style:name="P8" style:family="paragraph" style:parent-style-name="Text_20_body">
      <style:text-properties style:use-window-font-color="true" fo:font-style="normal" fo:font-weight="bold" style:font-style-asian="normal" style:font-weight-asian="bold" style:font-style-complex="normal" style:font-weight-complex="bold"/>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master-page-name="">
      <style:paragraph-properties style:page-number="auto"/>
      <style:text-properties style:use-window-font-color="true"/>
    </style:style>
    <style:style style:name="P3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2"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3"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4"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5" style:family="paragraph" style:parent-style-name="Цитата_20_-_20_автор">
      <style:text-properties style:use-window-font-color="true"/>
    </style:style>
    <style:style style:name="P46" style:family="paragraph" style:parent-style-name="Цитата_20_-_20_автор">
      <style:text-properties fo:language="ru" fo:country="RU"/>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paragraph-properties fo:margin-top="0.706cm" fo:margin-bottom="0.706cm"/>
      <style:text-properties style:use-window-font-color="true"/>
    </style:style>
    <style:style style:name="P52" style:family="paragraph" style:parent-style-name="Subtitle">
      <style:paragraph-properties fo:margin-top="0.706cm" fo:margin-bottom="0.706cm"/>
      <style:text-properties style:use-window-font-color="true" fo:font-weight="normal" style:font-weight-asian="normal" style:font-weight-complex="normal"/>
    </style:style>
    <style:style style:name="P53" style:family="paragraph" style:parent-style-name="Subtitle">
      <style:paragraph-properties fo:margin-top="0.706cm" fo:margin-bottom="0.706cm"/>
      <style:text-properties style:use-window-font-color="true" fo:font-weight="bold" style:font-weight-asian="bold" style:font-weight-complex="bold"/>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Quotations" style:list-style-name="L3">
      <style:paragraph-properties fo:margin-left="0.998cm" fo:margin-right="0.998cm" fo:text-indent="0cm" style:auto-text-indent="false"/>
      <style:text-properties fo:language="ru" fo:country="RU"/>
    </style:style>
    <style:style style:name="P78"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style>
    <style:style style:name="P79" style:family="paragraph" style:parent-style-name="Subtitle" style:list-style-name="диалог"/>
    <style:style style:name="P80" style:family="paragraph" style:parent-style-name="Heading_20_4">
      <style:paragraph-properties fo:break-before="page"/>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Standard">
      <style:text-properties style:use-window-font-color="true"/>
    </style:style>
    <style:style style:name="P83" style:family="paragraph" style:parent-style-name="Heading_20_1" style:master-page-name="Right_20_Page">
      <style:paragraph-properties style:page-number="3"/>
    </style:style>
    <style:style style:name="P84" style:family="paragraph" style:parent-style-name="Heading_20_1">
      <style:paragraph-properties fo:break-before="page"/>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7" style:family="paragraph" style:parent-style-name="Heading_20_3">
      <style:paragraph-properties fo:break-before="page"/>
    </style:style>
    <style:style style:name="P88" style:family="paragraph" style:parent-style-name="Text_20_body">
      <style:text-properties style:use-window-font-color="true"/>
    </style:style>
    <style:style style:name="P89" style:family="paragraph" style:parent-style-name="Text_20_body" style:list-style-name="L1">
      <style:paragraph-properties fo:text-align="justify" style:justify-single-word="false"/>
      <style:text-properties style:use-window-font-color="true"/>
    </style:style>
    <style:style style:name="P90" style:family="paragraph" style:parent-style-name="Text_20_body" style:list-style-name="диалог">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fo:font-style="normal" style:font-style-asian="normal" style:font-style-complex="normal"/>
    </style:style>
    <style:style style:name="P98"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9"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0" style:family="paragraph" style:parent-style-name="Text_20_body" style:list-style-name="List_20_2">
      <style:text-properties style:use-window-font-color="true"/>
    </style:style>
    <style:style style:name="P101" style:family="paragraph" style:parent-style-name="Text_20_body">
      <style:text-properties style:use-window-font-color="true" style:text-underline-style="none"/>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4">
      <style:text-properties style:use-window-font-color="true" style:text-underline-style="none"/>
    </style:style>
    <style:style style:name="P104" style:family="paragraph" style:parent-style-name="Text_20_body" style:list-style-name="List_20_1">
      <style:text-properties style:use-window-font-color="true" style:text-underline-style="none" fo:font-weight="normal" style:font-weight-asian="normal" style:font-weight-complex="normal"/>
    </style:style>
    <style:style style:name="P105" style:family="paragraph" style:parent-style-name="Text_20_body" style:list-style-name="List_20_1">
      <style:text-properties style:use-window-font-color="true" style:text-underline-style="none" fo:font-weight="bold" style:font-weight-asian="bold" style:font-weight-complex="bold"/>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8" style:family="paragraph" style:parent-style-name="Text_20_body" style:list-style-name="List_20_1">
      <style:text-properties style:use-window-font-color="true" style:text-underline-style="solid" style:text-underline-width="auto" style:text-underline-color="font-color"/>
    </style:style>
    <style:style style:name="P109"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0" style:family="paragraph" style:parent-style-name="Text_20_body" style:list-style-name="L4">
      <style:text-properties style:use-window-font-color="true"/>
    </style:style>
    <style:style style:name="P111" style:family="paragraph" style:parent-style-name="Text_20_body" style:list-style-name="L5">
      <style:text-properties style:use-window-font-color="true"/>
    </style:style>
    <style:style style:name="P112" style:family="paragraph" style:parent-style-name="Text_20_body" style:list-style-name="диалог">
      <style:text-properties style:use-window-font-color="true" fo:font-weight="normal" style:font-weight-asian="normal" style:font-weight-complex="normal"/>
    </style:style>
    <style:style style:name="P113" style:family="paragraph" style:parent-style-name="Text_20_body" style:list-style-name="List_20_1">
      <style:text-properties style:use-window-font-color="true" fo:font-weight="normal" style:font-weight-asian="normal" style:font-weight-complex="normal"/>
    </style:style>
    <style:style style:name="P114" style:family="paragraph" style:parent-style-name="Text_20_body" style:list-style-name="List_20_1">
      <style:text-properties style:use-window-font-color="true" fo:font-weight="bold" style:font-weight-asian="bold" style:font-weight-complex="bold"/>
    </style:style>
    <style:style style:name="P115"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6" style:family="paragraph" style:parent-style-name="Text_20_body">
      <style:text-properties style:use-window-font-color="true" fo:font-style="italic" style:font-style-asian="italic" style:font-style-complex="italic"/>
    </style:style>
    <style:style style:name="P117" style:family="paragraph" style:parent-style-name="Text_20_body" style:list-style-name="диалог"/>
    <style:style style:name="P118" style:family="paragraph" style:parent-style-name="Text_20_body" style:list-style-name="список_20_перечисление"/>
    <style:style style:name="P119" style:family="paragraph" style:parent-style-name="Text_20_body" style:list-style-name="L2">
      <style:paragraph-properties fo:text-align="justify" style:justify-single-word="false"/>
    </style:style>
    <style:style style:name="P120" style:family="paragraph" style:parent-style-name="Text_20_body" style:list-style-name="диалог">
      <style:paragraph-properties fo:text-align="justify" style:justify-single-word="false"/>
    </style:style>
    <style:style style:name="P121" style:family="paragraph" style:parent-style-name="Text_20_body" style:list-style-name="диалог">
      <style:text-properties fo:language="ru" fo:country="RU" fo:font-style="normal" style:font-style-asian="normal" style:font-style-complex="normal"/>
    </style:style>
    <style:style style:name="P122"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3"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4" style:family="paragraph" style:parent-style-name="Text_20_body" style:list-style-name="List_20_2">
      <style:text-properties fo:language="ru" fo:country="RU" fo:font-weight="normal" style:font-weight-asian="normal" style:font-weight-complex="normal"/>
    </style:style>
    <style:style style:name="P125" style:family="paragraph" style:parent-style-name="Text_20_body" style:list-style-name="список_20_перечисление">
      <style:text-properties fo:language="ru" fo:country="RU" fo:font-weight="normal" style:font-weight-asian="normal" style:font-weight-complex="normal"/>
    </style:style>
    <style:style style:name="P126" style:family="paragraph" style:parent-style-name="Text_20_body" style:list-style-name="List_20_4">
      <style:text-properties fo:language="ru" fo:country="RU" fo:font-weight="normal" style:font-weight-asian="normal" style:font-weight-complex="normal"/>
    </style:style>
    <style:style style:name="P127" style:family="paragraph" style:parent-style-name="Text_20_body" style:list-style-name="список_20_перечисление">
      <style:text-properties fo:language="ru" fo:country="RU"/>
    </style:style>
    <style:style style:name="P128" style:family="paragraph" style:parent-style-name="Text_20_body" style:list-style-name="List_20_4">
      <style:text-properties fo:language="ru" fo:country="RU" fo:font-weight="bold" style:font-weight-asian="bold" style:font-weight-complex="bold"/>
    </style:style>
    <style:style style:name="P129" style:family="paragraph" style:parent-style-name="Text_20_body" style:list-style-name="List_20_5">
      <style:text-properties fo:language="ru" fo:country="RU"/>
    </style:style>
    <style:style style:name="P130" style:family="paragraph" style:parent-style-name="Text_20_body" style:list-style-name="List_20_2"/>
    <style:style style:name="P131" style:family="paragraph" style:parent-style-name="Text_20_body" style:list-style-name="List_20_2">
      <style:text-properties fo:font-weight="bold" style:font-weight-asian="bold" style:font-weight-complex="bold"/>
    </style:style>
    <style:style style:name="P132" style:family="paragraph" style:parent-style-name="Text_20_body" style:list-style-name="List_20_1">
      <style:text-properties fo:font-weight="bold" style:font-weight-asian="bold" style:font-weight-complex="bold"/>
    </style:style>
    <style:style style:name="P133" style:family="paragraph" style:parent-style-name="Text_20_body">
      <style:text-properties fo:font-weight="normal" style:font-weight-asian="normal" style:font-weight-complex="normal"/>
    </style:style>
    <style:style style:name="P134" style:family="paragraph" style:parent-style-name="Text_20_body" style:list-style-name="List_20_2">
      <style:text-properties fo:font-weight="normal" style:font-weight-asian="normal" style:font-weight-complex="normal"/>
    </style:style>
    <style:style style:name="P135" style:family="paragraph" style:parent-style-name="Text_20_body" style:list-style-name="List_20_3">
      <style:text-properties fo:font-weight="normal" style:font-weight-asian="normal" style:font-weight-complex="normal"/>
    </style:style>
    <style:style style:name="P136" style:family="paragraph" style:parent-style-name="Text_20_body" style:list-style-name="List_20_1">
      <style:text-properties fo:font-weight="normal" style:font-weight-asian="normal" style:font-weight-complex="normal"/>
    </style:style>
    <style:style style:name="P137" style:family="paragraph" style:parent-style-name="Text_20_body" style:list-style-name="List_20_4"/>
    <style:style style:name="P138" style:family="paragraph" style:parent-style-name="Text_20_body" style:list-style-name="List_20_5">
      <style:text-properties fo:font-style="italic" style:font-style-asian="italic" style:font-style-complex="italic"/>
    </style:style>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2"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3" style:family="paragraph" style:parent-style-name="Text_20_body" style:list-style-name="диалог">
      <style:paragraph-properties fo:margin-left="0cm" fo:margin-right="0cm" fo:text-indent="0cm" style:auto-text-indent="false"/>
      <style:text-properties style:use-window-font-color="true"/>
    </style:style>
    <style:style style:name="P144"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9" style:family="paragraph" style:parent-style-name="Text_20_body">
      <style:paragraph-properties fo:background-color="#ffff99">
        <style:background-image/>
      </style:paragraph-properties>
      <style:text-properties style:use-window-font-color="true"/>
    </style:style>
    <style:style style:name="P15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style:use-window-font-color="true" style:text-underline-style="solid" style:text-underline-width="auto" style:text-underline-color="font-color"/>
    </style:style>
    <style:style style:name="T43" style:family="text">
      <style:text-properties fo:language="en" fo:country="US"/>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fo:font-weight="normal" style:font-style-asian="italic" style:font-weight-asian="normal" style:font-style-complex="italic" style:font-weight-complex="normal"/>
    </style:style>
    <style:style style:name="T46" style:family="text">
      <style:text-properties fo:language="en" fo:country="US" fo:font-style="normal" fo:font-weight="normal" style:font-style-asian="normal" style:font-weight-asian="normal" style:font-style-complex="normal" style:font-weight-complex="normal"/>
    </style:style>
    <style:style style:name="T47" style:family="text">
      <style:text-properties fo:language="en" fo:country="US" fo:font-weight="normal" style:font-weight-asian="normal" style:font-weight-complex="normal"/>
    </style:style>
    <style:style style:name="T48" style:family="text">
      <style:text-properties fo:language="en" fo:country="US" fo:font-weight="bold" style:font-weight-asian="bold" style:font-weight-complex="bold"/>
    </style:style>
    <style:style style:name="T49"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2"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3" style:family="text">
      <style:text-properties fo:color="#ff3333"/>
    </style:style>
    <style:style style:name="T54" style:family="text">
      <style:text-properties fo:color="#ff3333" fo:language="ru" fo:country="RU" fo:font-style="normal" fo:font-weight="normal" style:font-style-asian="normal" style:font-weight-asian="normal" style:font-style-complex="normal" style:font-weight-complex="normal"/>
    </style:style>
    <style:style style:name="T55" style:family="text">
      <style:text-properties fo:color="#ff3333" fo:font-style="normal" fo:font-weight="normal" style:font-style-asian="normal" style:font-weight-asian="normal" style:font-style-complex="normal" style:font-weight-complex="normal"/>
    </style:style>
    <style:style style:name="T56" style:family="text">
      <style:text-properties fo:color="#ff3333" fo:language="en" fo:country="US" fo:font-style="normal" fo:font-weight="normal" style:font-style-asian="normal" style:font-weight-asian="normal" style:font-style-complex="normal" style:font-weight-complex="normal"/>
    </style:style>
    <style:style style:name="T57" style:family="text">
      <style:text-properties fo:language="uk" fo:country="UA"/>
    </style:style>
    <style:style style:name="T58" style:family="text">
      <style:text-properties fo:language="uk" fo:country="UA" fo:font-style="normal" style:font-style-asian="normal" style:font-style-complex="normal"/>
    </style:style>
    <style:style style:name="T59" style:family="text">
      <style:text-properties fo:language="uk" fo:country="UA" fo:font-style="normal" fo:font-weight="normal" style:font-style-asian="normal" style:font-weight-asian="normal" style:font-style-complex="normal" style:font-weight-complex="normal"/>
    </style:style>
    <style:style style:name="T60" style:family="text">
      <style:text-properties fo:background-color="#ffffff"/>
    </style:style>
    <style:style style:name="T61" style:family="text">
      <style:text-properties style:font-name="Verdana1" fo:language="ru" fo:country="RU"/>
    </style:style>
    <style:style style:name="T62" style:family="text">
      <style:text-properties style:font-name="Verdana1" fo:font-size="9pt" fo:background-color="transparent"/>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4">Янина Каминская</text:span></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4"/></text:span></text:p>
      <text:p text:style-name="P1"><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83"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8102487796116869545" text:style-name="L1">
        <text:list-item>
          <text:p text:style-name="P89">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9">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9">Вам говорят, что вы совершаете ошибки. Вы всегда виноваты, но не понимаете, в чем ваша вина;</text:p>
        </text:list-item>
        <text:list-item>
          <text:p text:style-name="P89">Вам кажется, что вы в одиночку несете всю или большую часть ответственности за совершаемые действия вашей пары;</text:p>
        </text:list-item>
        <text:list-item>
          <text:p text:style-name="P89">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9">Ваши чувства и настроение зависят от вашего партнера. Вы часто готовы промолчать, чтобы угодить ему;</text:p>
        </text:list-item>
        <text:list-item>
          <text:p text:style-name="P89">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9">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8"><text:soft-page-break/>*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1">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563116130174926797" text:style-name="диалог">
        <text:list-item>
          <text:p text:style-name="P90">Ты переживаешь напрасно!</text:p>
        </text:list-item>
      </text:list>
      <text:p text:style-name="P11"><text:soft-page-break/>Или:</text:p>
      <text:list xml:id="list39407768" text:continue-numbering="true" text:style-name="диалог">
        <text:list-item>
          <text:p text:style-name="P90">Тебе нужно просто успокоиться!</text:p>
        </text:list-item>
      </text:list>
      <text:p text:style-name="P11">А если ваши отношения уже закончились, то вы, скорее всего, в отчаянии, но слышите:</text:p>
      <text:list xml:id="list39434160" text:continue-numbering="true" text:style-name="диалог">
        <text:list-item>
          <text:p text:style-name="P90">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8">* * *</text:p>
      <text:p text:style-name="P11">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4">de —</text:span><text:span text:style-name="T14"> отсутствие, от фр. </text:span><text:span text:style-name="T44">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60">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0">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0"><text:soft-page-break/>По сути, разница в поведении психа и психопата лежит в понятии <office:annotation office:name="__Annotation__11825_1188893767"><dc:creator>Яна </dc:creator><dc:date>2018-02-21T14:32:26.41</dc:date><text:p text:style-name="P150"><text:span text:style-name="T65">эмпатия</text:span></text:p><text:p text:style-name="P150"><text:span text:style-name="T65">эмпатии</text:span></text:p><text:p text:style-name="P150"><text:span text:style-name="T65">«эмпатия»</text:span></text:p></office:annotation>«Э<text:span text:style-name="T63">мпатия»</text:span><office:annotation-end office:name="__Annotation__11825_1188893767"/>. </text:p>
      <text:p text:style-name="P24"><text:span text:style-name="T36">Эмпатия (</text:span><text:span text:style-name="T29">от </text:span><text:a xlink:type="simple" xlink:href="https://ru.wikipedia.org/wiki/Греческий_язык" text:style-name="Internet_20_link" text:visited-style-name="Visited_20_Internet_20_Link"><text:span text:style-name="T49">греч.</text:span></text:a><text:span text:style-name="T50"> </text:span><text:span text:style-name="T49">empatheia</text:span><text:span text:style-name="T51">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0">Существует несколько видов эмпатии:</text:p>
      <text:list xml:id="list2815027611861799133"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43</dc:date><text:p text:style-name="P150"><text:span text:style-name="T65">«психоанализ»</text:span></text:p><text:p text:style-name="P150"><text:span text:style-name="T65">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4">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4"><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414720" text:continue-numbering="true" text:style-name="список_20_перечисление">
        <text:list-item>
          <text:p text:style-name="P91">Равнодушие. Пассивное отношение к чувствам других. Отсутствие сострадания. Неумение и неспособность оказывать поддержку.</text:p>
        </text:list-item>
        <text:list-item>
          <text:p text:style-name="P9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1">Отсутствие чувства вины и сожаления. Неспособность анализировать полученный опыт. Отрицание наказания. Отсутствие стыда.</text:p>
        </text:list-item>
        <text:list-item>
          <text:p text:style-name="P91">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1"><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1">Неспособность выдерживать критику. Завышение собственных способностей и значимости. Самолюбие. Нарциссизм.</text:p>
        </text:list-item>
        <text:list-item>
          <text:p text:style-name="P91">Лень. Безынициативность. Однообразность. Отсутствие стремления из-за страха собственной неудачи.</text:p>
        </text:list-item>
        <text:list-item>
          <text:p text:style-name="P91">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193255506538607915" text:style-name="L2">
        <text:list-header>
          <text:p text:style-name="P119"><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5">Американский психиатр-криминолог Харви Клекли, «Маска нормальности»</text:p>
      <text:p text:style-name="Subtitle"><text:span text:style-name="Default_20_Paragraph_20_Font"><text:span text:style-name="T27">*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44</dc:date><text:p><text:span text:style-name="T65">«расстройство личности»</text:span></text:p><text:p><text:span text:style-name="T65">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1">Для начала я попробую описать себя.</text:p>
      <text:p text:style-name="P11">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1">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1">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1"><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3">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Я убеждена, что человек всегда, что бы ни случилось, должен оставаться человеком!</text:p>
      <text:p text:style-name="P11"><text:soft-page-break/>Коротко, но далеко не все.</text:p>
      <text:p text:style-name="P48">* * *</text:p>
      <text:p text:style-name="P11">А теперь давайте разберем «портрет» жертвы.</text:p>
      <text:p text:style-name="P11">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411980" text:continue-list="list39434160" text:style-name="диалог">
        <text:list-item>
          <text:p text:style-name="P90">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4"><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8">*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429258" text:continue-list="list39414720" text:style-name="список_20_перечисление">
        <text:list-item>
          <text:p text:style-name="P91">когнитивный консонанс — согласованность знаний и поведения;</text:p>
        </text:list-item>
        <text:list-item>
          <text:p text:style-name="P91">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Давным давно жили были...</text:p>
      <text:h text:style-name="P84" text:outline-level="1"><text:s/>Часть 1. <text:line-break/>Воспоминания</text:h>
      <text:p text:style-name="P65"/>
      <text:h text:style-name="P85"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1">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1">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1">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Оно здесь, со мной, внутри меня, никуда не уходит и дарит спокойствие. Это было волшебно.</text:p>
      <text:p text:style-name="P11">Так я влюбилась.</text:p>
      <text:h text:style-name="P85"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430394" text:continue-list="list39411980" text:style-name="диалог">
        <text:list-item>
          <text:p text:style-name="P90">У меня д<text:span text:style-name="T1">е</text:span>пресс!!!! Помоги! — пишу однажды мартовским днем другу, тому самому — общему.</text:p>
        </text:list-item>
        <text:list-item>
          <text:p text:style-name="P90">Да. Я тут. Излагай. Жалуйся.</text:p>
        </text:list-item>
        <text:list-item>
          <text:p text:style-name="P90"><text:soft-page-break/>Не жалей — подбодри, ты умеешь.</text:p>
        </text:list-item>
        <text:list-item>
          <text:p text:style-name="P90">Хорошо сделаю. Только в каком, собственно, воп­росе?</text:p>
        </text:list-item>
        <text:list-item>
          <text:p text:style-name="P90">Весна. Я выходная. Сижу дома. Одна и ничего не делаю...</text:p>
        </text:list-item>
        <text:list-item>
          <text:p text:style-name="P90">А не хочешь N. вызвонить? Он парень шабутной и весёлый...</text:p>
        </text:list-item>
        <text:list-item>
          <text:p text:style-name="P90">Хочу...</text:p>
        </text:list-item>
        <text:list-item>
          <text:p text:style-name="P90">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437364" text:continue-numbering="true" text:style-name="диалог">
        <text:list-item>
          <text:p text:style-name="P90">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1"><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1">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1">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1"><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1"><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1"><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1">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418215" text:continue-numbering="true" text:style-name="диалог">
        <text:list-item>
          <text:p text:style-name="P90">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420902" text:continue-numbering="true" text:style-name="диалог">
        <text:list-item>
          <text:p text:style-name="P90">Любви не существует — повторяла я, — есть отношения, которые всегда заканчиваются.</text:p>
        </text:list-item>
      </text:list>
      <text:p text:style-name="P11">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1">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1"><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1">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8"><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9414313" text:continue-numbering="true" text:style-name="диалог">
        <text:list-item>
          <text:p text:style-name="P90">Если я приеду, то буду приставать...</text:p>
        </text:list-item>
        <text:list-item>
          <text:p text:style-name="P90">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4"><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5" text:outline-level="2"><text:s/><text:bookmark-start text:name="Glava_3__Ostaniesh_sia_"/>Глава 3. <text:line-break/>Останешься?<text:bookmark-end text:name="Glava_3__Ostaniesh_sia_"/></text:h>
      <text:p text:style-name="P11">Поздним весенним вечером зазвонил телефон. Новое сообщение:</text:p>
      <text:list xml:id="list39410263" text:continue-numbering="true" text:style-name="диалог">
        <text:list-item>
          <text:p text:style-name="P90">Брожу по ночному городу. Думаю о тебе, вспоминаю...</text:p>
        </text:list-item>
        <text:list-item>
          <text:p text:style-name="P90">Привет. — отвечаю я — Как жизнь?</text:p>
        </text:list-item>
        <text:list-item>
          <text:p text:style-name="P90">Мы на маёвку собираемся. Приезжай.</text:p>
        </text:list-item>
        <text:list-item>
          <text:p text:style-name="P90">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9437425" text:continue-numbering="true" text:style-name="диалог">
        <text:list-item>
          <text:p text:style-name="P90">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9431174" text:continue-numbering="true" text:style-name="диалог">
        <text:list-item>
          <text:p text:style-name="P90">Останешься?</text:p>
        </text:list-item>
        <text:list-item>
          <text:p text:style-name="P90">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4"><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85"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3">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4"><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8">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4"><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39436941" text:continue-numbering="true" text:style-name="диалог">
        <text:list-item>
          <text:p text:style-name="P90">А что он тебе покупает? Цветы? Конфетки?</text:p>
        </text:list-item>
        <text:list-item>
          <text:p text:style-name="P90">Ничего, — ответила я.</text:p>
        </text:list-item>
        <text:list-item>
          <text:p text:style-name="P90">Как? Что, приходит с пустыми руками?!</text:p>
        </text:list-item>
        <text:list-item>
          <text:p text:style-name="P90"><text:soft-page-break/>Мам, ну мы же взрослые люди, все всё понимают. К чему эта показуха?!...</text:p>
        </text:list-item>
      </text:list>
      <text:p text:style-name="P11">Мама очень удивилась, ведь в ее молодости кавалер всегда приходил на свидание, как минимум с цветами и конфетами.</text:p>
      <text:p text:style-name="Subtitle">* * *</text:p>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1">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3">Domestos'</text:span><text:span text:style-name="T13">а</text:span><text:span text:style-name="T43">.</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4">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3">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1">Первое время все было хорошо. Обнимая меня он часто говорил:</text:p>
      <text:list xml:id="list39426648" text:continue-numbering="true" text:style-name="диалог">
        <text:list-item>
          <text:p text:style-name="P90">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5"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4">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1">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417694" text:continue-numbering="true" text:style-name="диалог">
        <text:list-item>
          <text:p text:style-name="P90">Мы же живем вместе, что тебе еще надо?!</text:p>
        </text:list-item>
      </text:list>
      <text:p text:style-name="P11"><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407585" text:continue-numbering="true" text:style-name="диалог">
        <text:list-item>
          <text:p text:style-name="P90">Ты же знаешь — я интроверт. Давай потом.</text:p>
        </text:list-item>
      </text:list>
      <text:p text:style-name="P48">*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1">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1">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7">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 последствии, я еще пару раз ловила его за этим увлекательным делом...</text:p>
      <text:p text:style-name="P24"><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4"><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9412117" text:continue-numbering="true" text:style-name="диалог">
        <text:list-item>
          <text:p text:style-name="P90">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1">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9410944" text:continue-numbering="true" text:style-name="диалог">
        <text:list-item>
          <text:p text:style-name="P90">Мы же живем вместе, что тебе еще надо?!</text:p>
        </text:list-item>
      </text:list>
      <text:p text:style-name="P11">Или:</text:p>
      <text:list xml:id="list39424689" text:continue-numbering="true" text:style-name="диалог">
        <text:list-item>
          <text:p text:style-name="P90">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1">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1">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11">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4"><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4"><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4"><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1">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и формируют наши характеры.</text:p>
      <text:p text:style-name="P11">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4"><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1">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1">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423360" text:continue-numbering="true" text:style-name="диалог">
        <text:list-item>
          <text:p text:style-name="P90">Что ты выдумываешь?</text:p>
        </text:list-item>
      </text:list>
      <text:p text:style-name="P11"><text:soft-page-break/>Или:</text:p>
      <text:list xml:id="list39407221" text:continue-numbering="true" text:style-name="диалог">
        <text:list-item>
          <text:p text:style-name="P90">Ты поражаешь меня своей иррациональностью!</text:p>
        </text:list-item>
      </text:list>
      <text:p text:style-name="P11">И я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4">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4">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4">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4">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4">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годовой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4">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1"><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6">«Большинство людей не видят ловушки, в которой находятся.»</text:p>
      <text:p text:style-name="P45">Роберт Кийосаки</text:p>
      <text:p text:style-name="P45"/>
      <text:p text:style-name="P11">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430329" text:continue-numbering="true" text:style-name="диалог">
        <text:list-item>
          <text:p text:style-name="P90">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8">* * *</text:p>
      <text:p text:style-name="P2">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415553" text:continue-numbering="true" text:style-name="диалог">
        <text:list-item>
          <text:p text:style-name="P90">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1"><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409580" text:continue-list="list39429258" text:style-name="список_20_перечисление">
        <text:list-item>
          <text:p text:style-name="P91">оградить меня от какого-либо общения, дабы лишить меня любой попытки получить поддержку со стороны;</text:p>
        </text:list-item>
        <text:list-item>
          <text:p text:style-name="P91">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1">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3"> </text:span>Так что нет. Я склонна полагать, что я была ему нужна.</text:p>
      <text:p text:style-name="P11"><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Такие прекрасные здоровые отношения!</text:p>
      <text:h text:style-name="P85"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418644" text:continue-list="list39415553" text:style-name="диалог">
        <text:list-item>
          <text:p text:style-name="P90">О боже! Что это?!</text:p>
        </text:list-item>
      </text:list>
      <text:p text:style-name="P11">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9422175" text:continue-numbering="true" text:style-name="диалог">
        <text:list-item>
          <text:p text:style-name="P90">Уже лучше.</text:p>
        </text:list-item>
        <text:list-item>
          <text:p text:style-name="P90">Ну это уже куда не шло!..</text:p>
        </text:list-item>
      </text:list>
      <text:p text:style-name="P11">Или:</text:p>
      <text:list xml:id="list39421689" text:continue-numbering="true" text:style-name="диалог">
        <text:list-item>
          <text:p text:style-name="P90">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8">* * *</text:p>
      <text:p text:style-name="P11">Одновременно с попытками изменить манеру моего поведения, мой стиль и мои мысли,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430130" text:continue-numbering="true" text:style-name="диалог">
        <text:list-item>
          <text:p text:style-name="P90">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419430" text:continue-numbering="true" text:style-name="диалог">
        <text:list-item>
          <text:p text:style-name="P90">Либо тех, либо тех!</text:p>
        </text:list-item>
        <text:list-item>
          <text:p text:style-name="P90">Но я хочу видеть всех в этот день! Это мой день. Это мои друзья...</text:p>
        </text:list-item>
        <text:list-item>
          <text:p text:style-name="P90">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Забота: «Я хочу, чтобы всем было хорошо».</text:p>
      <text:p text:style-name="P11">Осуждение: «Ты хочешь сделать всем плохо».</text:p>
      <text:p text:style-name="P11">Запрет: «Не приглашай своих друзей».</text:p>
      <text:p text:style-name="P11">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Подтекстом также может являться мимика, жесты, поза или интонация.</text:p>
      <text:p text:style-name="P11"><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1"><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415650" text:continue-list="list39409580" text:style-name="список_20_перечисление">
        <text:list-item>
          <text:p text:style-name="P91">похвала, поверхностное очарование, поверхностное сочувствие, чрезмерные извинения;</text:p>
        </text:list-item>
        <text:list-item>
          <text:p text:style-name="P91"><text:soft-page-break/>деньги, одобрение, подарки;</text:p>
        </text:list-item>
        <text:list-item>
          <text:p text:style-name="P91">внимание, выражения лица, такое как притворный смех или улыбка;</text:p>
        </text:list-item>
        <text:list-item>
          <text:p text:style-name="P91">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8">*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1"><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5"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4">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428770" text:continue-list="list39419430" text:style-name="диалог">
        <text:list-item>
          <text:p text:style-name="P90">Что-то ты бледненькая, тебе плохо? — спросила она.</text:p>
        </text:list-item>
        <text:list-item>
          <text:p text:style-name="P90">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1">*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423177" text:continue-numbering="true" text:style-name="диалог">
        <text:list-item>
          <text:p text:style-name="P90">Мне так было бы приятно, если бы ты сегодня приготовил ужин...</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1">*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434395" text:continue-numbering="true" text:style-name="диалог">
        <text:list-item>
          <text:p text:style-name="P90">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8">* * *</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3">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1">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text:soft-page-break/>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1">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1">*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9408785" text:continue-numbering="true" text:style-name="диалог">
        <text:list-item>
          <text:p text:style-name="P90"><text:soft-page-break/>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405542" text:continue-numbering="true" text:style-name="диалог">
        <text:list-item>
          <text:p text:style-name="P90">Я еду! — сказала она и приехала.</text:p>
        </text:list-item>
      </text:list>
      <text:p text:style-name="P11"><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1">*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1">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1"><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413768" text:continue-numbering="true" text:style-name="диалог">
        <text:list-item>
          <text:p text:style-name="P90">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414327" text:continue-numbering="true" text:style-name="диалог">
        <text:list-item>
          <text:p text:style-name="P90">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5"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1">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9422252" text:continue-numbering="true" text:style-name="диалог">
        <text:list-item>
          <text:p text:style-name="P90">Я вчера ходил в кино.</text:p>
        </text:list-item>
      </text:list>
      <text:p text:style-name="P11">Мы едем в за город отдыхать, он скажет:</text:p>
      <text:list xml:id="list39425101" text:continue-numbering="true" text:style-name="диалог">
        <text:list-item>
          <text:p text:style-name="P90">Я еду...</text:p>
        </text:list-item>
      </text:list>
      <text:p text:style-name="P24"><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4"><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416223" text:continue-numbering="true" text:style-name="диалог">
        <text:list-item>
          <text:p text:style-name="P90"><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418230" text:continue-numbering="true" text:style-name="диалог">
        <text:list-item>
          <text:p text:style-name="P90">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1">*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415482" text:continue-numbering="true" text:style-name="диалог">
        <text:list-item>
          <text:p text:style-name="P90">Ого, ты что, предложение делаешь?!</text:p>
        </text:list-item>
      </text:list>
      <text:p text:style-name="P11"><text:soft-page-break/>Милый засмеялся и ответил:</text:p>
      <text:list xml:id="list39412745" text:continue-numbering="true" text:style-name="диалог">
        <text:list-item>
          <text:p text:style-name="P120"><text:span text:style-name="_30__20_Text"><text:span text:style-name="T23">Конечно</text:span></text:span><text:span text:style-name="T23">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1">* * *</text:p>
      <text:p text:style-name="P11">Часто его просьбы были провокацией и сопровождались:</text:p>
      <text:list xml:id="list39408263" text:continue-numbering="true" text:style-name="диалог">
        <text:list-item>
          <text:p text:style-name="P90">Слабо? Ты сможешь!</text:p>
        </text:list-item>
      </text:list>
      <text:p text:style-name="P24"><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1">*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416514" text:continue-numbering="true" text:style-name="диалог">
        <text:list-item>
          <text:p text:style-name="P90"><text:soft-page-break/>Давай сама, котик. Я не хочу/занят/мне ничего не нужно/там дождь/голова болит/меня всё устраивает...</text:p>
        </text:list-item>
      </text:list>
      <text:p text:style-name="P11">Или его коронное:</text:p>
      <text:list xml:id="list39422501" text:continue-numbering="true" text:style-name="диалог">
        <text:list-item>
          <text:p text:style-name="P90">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414328" text:continue-numbering="true" text:style-name="диалог">
        <text:list-item>
          <text:p text:style-name="P90">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414778" text:continue-numbering="true" text:style-name="диалог">
        <text:list-item>
          <text:p text:style-name="P90"><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420608" text:continue-numbering="true" text:style-name="диалог">
        <text:list-item>
          <text:p text:style-name="P90">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429251" text:continue-numbering="true" text:style-name="диалог">
        <text:list-item>
          <text:p text:style-name="P90">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51"><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427688" text:continue-numbering="true" text:style-name="диалог">
        <text:list-item>
          <text:p text:style-name="P90">Автобусом?! Лучше бы ты мне не говорила!..</text:p>
        </text:list-item>
      </text:list>
      <text:p text:style-name="P11">Я потратила 4 часа на поиски. Я дошла до восьмой страницы <text:span text:style-name="T43">Google'а</text:span>. Я сделала несколько десятков звонков — а он остался недоволен!</text:p>
      <text:p text:style-name="P24"><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427807" text:continue-numbering="true" text:style-name="диалог">
        <text:list-item>
          <text:p text:style-name="P90">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8">*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415811" text:continue-numbering="true" text:style-name="диалог">
        <text:list-item>
          <text:p text:style-name="P90">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9415343" text:continue-numbering="true" text:style-name="диалог">
        <text:list-item>
          <text:p text:style-name="P90">Сама, котик...</text:p>
        </text:list-item>
        <text:list-item>
          <text:p text:style-name="P90">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428952" text:continue-numbering="true" text:style-name="диалог">
        <text:list-item>
          <text:p text:style-name="P90">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5"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4">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3"/></text:span></text:p>
      <text:p text:style-name="P24"><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1">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430026" text:continue-numbering="true" text:style-name="диалог">
        <text:list-item>
          <text:p text:style-name="P90">Тю! Ты серьезно?! Посмотри на себя! Это был вопрос времени! Она слишком хороша для тебя! Хватит нюни распускать!..</text:p>
        </text:list-item>
      </text:list>
      <text:p text:style-name="P51">*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9409643" text:continue-numbering="true" text:style-name="диалог">
        <text:list-item>
          <text:p text:style-name="P120"><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409693" text:continue-numbering="true" text:style-name="диалог">
        <text:list-item>
          <text:p text:style-name="P120"><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422720" text:continue-numbering="true" text:style-name="диалог">
        <text:list-item>
          <text:p text:style-name="P90">Неужели тебе нравятся такое общение!?</text:p>
        </text:list-item>
      </text:list>
      <text:p text:style-name="P24">Ответ всегда был один:</text:p>
      <text:list xml:id="list39412131" text:continue-numbering="true" text:style-name="диалог">
        <text:list-item>
          <text:p text:style-name="P90">Ты слишком остро реагируешь. Мы так общаемся...</text:p>
        </text:list-item>
      </text:list>
      <text:p text:style-name="P11">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1">* * *</text:p>
      <text:p text:style-name="P11">Вернемся к делу. Основных тем у них было несколько:</text:p>
      <text:list xml:id="list39432903" text:continue-list="list39415650" text:style-name="список_20_перечисление">
        <text:list-item>
          <text:p text:style-name="P91">женские жопы;</text:p>
        </text:list-item>
        <text:list-item>
          <text:p text:style-name="P91">как изменить девушке/жене и сделать так, чтоб об этом никто не узнал;</text:p>
        </text:list-item>
        <text:list-item>
          <text:p text:style-name="P91">печальная история о том, как одна их общая подруга «дала» им всем, кроме одного, чем жестоко задела самолюбие оного;</text:p>
        </text:list-item>
        <text:list-item>
          <text:p text:style-name="P91">размер мужского достоинства;</text:p>
        </text:list-item>
        <text:list-item>
          <text:p text:style-name="P91"><text:soft-page-break/>HOTS<text:note text:id="ftn8" text:note-class="footnote"><text:note-citation text:label="*">*</text:note-citation><text:note-body><text:p text:style-name="Footnote"><text:span text:style-name="T43">HOTS (Heroes of the Storm) – </text:span><text:span text:style-name="T13">компьютерная игра, разработанная </text:span><text:span text:style-name="T43">Blizzard Entertainment.</text:span></text:p></text:note-body></text:note>;</text:p>
        </text:list-item>
        <text:list-item>
          <text:p text:style-name="P91">ну и, конечно, обсуждение отсутствующих за их спиной не в лучшей форме.</text:p>
        </text:list-item>
      </text:list>
      <text:p text:style-name="P11">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1">* * *</text:p>
      <text:p text:style-name="P24"><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39425898" text:continue-list="list39412131" text:style-name="диалог">
        <text:list-item>
          <text:p text:style-name="P90">Она неадекватная...</text:p>
        </text:list-item>
      </text:list>
      <text:p text:style-name="P24"><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39427026" text:continue-numbering="true" text:style-name="диалог">
        <text:list-item>
          <text:p text:style-name="P90">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1">* * *</text:p>
      <text:p text:style-name="P11">Не могу не вставить пару слов о его семье... Точнее — 4 слова:</text:p>
      <text:list xml:id="list80160324391412828"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422054" text:continue-list="list39427026" text:style-name="диалог">
        <text:list-item>
          <text:p text:style-name="P90">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412543"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2"><text:soft-page-break/>И обязательно при мне. Я даже боюсь представить, что там были за разговоры, когда я не слышала!</text:p>
      <text:p text:style-name="P2">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2">Цель номер два: продемонстрировать мне же их неприязнь ко мне, чтоб я понимала насколько сильно они меня не любят.</text:p>
      <text:p text:style-name="P2">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5"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2">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7">замеченные мной,</text:span> признаки инфантильности.</text:p>
      <text:p text:style-name="P2">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text:span text:style-name="T57">по </text:span>нормированн<text:span text:style-name="T57">ому</text:span> будничн<text:span text:style-name="T57">ому</text:span> график<text:span text:style-name="T57">у</text:span>. Но при этом он сидел и шпилил, придя с 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7">в</text:span> один из которых, под видом помощи мне, пока я вытирала пыль, мыла посуду и полы, он сломал штатив.</text:p>
      <text:p text:style-name="P2">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421751" text:continue-numbering="true" text:style-name="диалог">
        <text:list-item>
          <text:p text:style-name="P94">Это не я.</text:p>
        </text:list-item>
      </text:list>
      <text:p text:style-name="P2">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7"> </text:span>нет никаких оснований озвучивать подобного рода просьбы! Он совершенно не отдавал себе отчет в том, что наводил беспорядок.</text:p>
      <text:p text:style-name="P2">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39418688" text:continue-numbering="true" text:style-name="диалог">
        <text:list-item>
          <text:p text:style-name="P94"><text:soft-page-break/>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7">была</text:span> его помощь, или мы что-то запланировали, и <text:span text:style-name="T13">мне приходилось его ждать</text:span>.</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7">для него </text:span>на втором месте.</text:p>
      <text:p text:style-name="P2">Каждый раз это было что-то «поважнее» данного мне обещания, и он не мог. При этом он никогда не просил прощени<text:span text:style-name="T57">я</text:span> за несдержанное слово.</text:p>
      <text:p text:style-name="P2">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7">я </text:span>боялась, что любая ссора с ним может стать последней. Меня выворачивало на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text:span text:style-name="T57">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7">—</text:span>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51">*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438090" text:continue-numbering="true" text:style-name="диалог">
        <text:list-item>
          <text:p text:style-name="P94">Когда ты уже вернешься? — хныкал он, подкрепляя интонацию жалобным взглядом.</text:p>
        </text:list-item>
      </text:list>
      <text:p text:style-name="P2"><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1">* * *</text:p>
      <text:p text:style-name="P2">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2"><text:span text:style-name="T57">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7">и</text:span>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Как вы понимаете, биться головой о стену было бесполезно. И, как вы понимаете, шуткой это тоже не <text:s/>было.</text:p>
      <text:p text:style-name="P2">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9408879" text:continue-numbering="true" text:style-name="диалог">
        <text:list-item>
          <text:p text:style-name="P94">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text:span text:style-name="T57">л</text:span> несколько дней, на что мне могли ответить:</text:p>
      <text:list xml:id="list39410870" text:continue-numbering="true" text:style-name="диалог">
        <text:list-item>
          <text:p text:style-name="P94">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2"><text:soft-page-break/>Я сидела со спиртом и ватной палочкой, подавляя рвотные позывы, и делала все, что могла, чтобы его вид был более или менее опрятным. <text:span text:style-name="T57">Любовь зла...</text:span></text:p>
      <text:p text:style-name="P2">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2">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7">у него</text:span> массу недовольств.</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9412096" text:continue-numbering="true" text:style-name="диалог">
        <text:list-item>
          <text:p text:style-name="P94">Пойдем купим тебе что-нибудь новое.</text:p>
        </text:list-item>
      </text:list>
      <text:p text:style-name="P2">Он отвечал:</text:p>
      <text:list xml:id="list39431556" text:continue-numbering="true" text:style-name="диалог">
        <text:list-item>
          <text:p text:style-name="P94">У меня все есть, мне ничего не надо.</text:p>
        </text:list-item>
      </text:list>
      <text:p text:style-name="P2">И ходил мятый и грязный, как бомж, а я просто не <text:span text:style-name="T57">имела возможности на него повлиять</text:span>.</text:p>
      <text:p text:style-name="P2">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8">*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2">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415380" text:continue-numbering="true" text:style-name="диалог">
        <text:list-item>
          <text:p text:style-name="P94">Котик, поставь, пожалуйста, кружку в раковину, можешь не мыть...</text:p>
        </text:list-item>
      </text:list>
      <text:p text:style-name="P2"><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2">Вот так все просто. Это способ манипуляцией чувством вины. Он строил из себя «жертву» после малейшего замечания, озвучивая это простой фразой:</text:p>
      <text:list xml:id="list39412100" text:continue-numbering="true" text:style-name="диалог">
        <text:list-item>
          <text:p text:style-name="P94">Я не буду тебе ничего доказывать.</text:p>
        </text:list-item>
      </text:list>
      <text:p text:style-name="P2">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9434889"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1">* * *</text:p>
      <text:p text:style-name="P2">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411052"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1">*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2">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2">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2">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2">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2"><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1">* * *</text:p>
      <text:p text:style-name="P2">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2">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2">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2">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2">Давайте я попробую раскрыть вам скрытый смысл этих фраз.</text:p>
      <text:p text:style-name="P3">«У нас все прекрасно»</text:p>
      <text:p text:style-name="P2">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410154" text:continue-numbering="true" text:style-name="диалог">
        <text:list-item>
          <text:p text:style-name="P94">У тебя нос чешется... Да нет же! Чешется!</text:p>
        </text:list-item>
      </text:list>
      <text:p text:style-name="P2"><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3">«У нас отлично получается»</text:p>
      <text:p text:style-name="P5">Что получается? Жить? Строить семью? Делать друг-друга счастливыми? Заботиться друг о друге? Точно нет.</text:p>
      <text:p text:style-name="P5"><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2"><text:span text:style-name="T9">Цель</text:span>: внушить утверждение, что ошибок не было. Все идет по плану, как и должно быть, пусть даже это и не всем нравится.</text:p>
      <text:p text:style-name="P3">«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2">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2">Но его устраивало не то, что мы хорошая пара, ведь это не так, а то, что мы <text:span text:style-name="T1">создаем видимость</text:span> хорошей пары.</text:p>
      <text:p text:style-name="P2">В этом утверждении он объединил нас в одно целое. Ты и я — мы пара, и нас — любят. То есть — и я хороший, и ты.</text:p>
      <text:p text:style-name="P2"><text:span text:style-name="T9">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2">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2"><text:span text:style-name="T9">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 с этим. Терпи.»</text:p>
      <text:p text:style-name="P2"><text:span text:style-name="T9">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он <text:span text:style-name="T1">уже несогласен</text:span> с этим...</text:p>
      <text:p text:style-name="P2">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2"><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3">«Я не верну назад всех гадостей, которые тебе пришлось услышать»</text:p>
      <text:p text:style-name="P2">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2">Но при этом он как бы сожалеет и жалеет жертву за услышанное: «Тебе пришлось».</text:p>
      <text:p text:style-name="P2"><text:span text:style-name="T9">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2"><text:span text:style-name="T9">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Контрольный выстрел в голову — признание в любви. Якобы — ведь это не обращение, если вы заметили.</text:p>
      <text:p text:style-name="P2"><text:soft-page-break/><text:span text:style-name="T4">Фраза </text:span>«я тебя люблю» взята в кавычки, как цитата неизвестного автора и, на самом деле, она ничего не «описывает».</text:p>
      <text:p text:style-name="P2">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2">Любовью нельзя оправдывать низкие поступки!</text:p>
      <text:p text:style-name="P2"><text:span text:style-name="T9">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2"><text:span text:style-name="T9">Цель</text:span>: попытка оправдаться за счет общепринятого мнения.</text:p>
      <text:p text:style-name="P3">«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2"><text:span text:style-name="T9">Цель</text:span><text:span text:style-name="T10">:</text:span> заставить жертву нести ответственность, демонстрируя свое смирение.</text:p>
      <text:p text:style-name="P3">«В судьбу я не верю, я верю только в свои силы»</text:p>
      <text:p text:style-name="P2"><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2"><text:span text:style-name="T9">Цель</text:span>: сбить с толку завуалированным обманчивым утверждением — я прилагаю все усилия, не прилагая эти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pan text:style-name="T9">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85" text:outline-level="2"><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430205" text:continue-numbering="true" text:style-name="диалог">
        <text:list-item>
          <text:p text:style-name="P94">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9409771" text:continue-numbering="true" text:style-name="диалог">
        <text:list-item>
          <text:p text:style-name="P94">Спасибо, что сказали... Буду знать!</text:p>
        </text:list-item>
      </text:list>
      <text:p text:style-name="P2">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420736" text:continue-numbering="true" text:style-name="диалог">
        <text:list-item>
          <text:p text:style-name="P94">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414422"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2">И я действительно не знала. Теперь знаю, но тогда — нет... Бывало, идем по улице, а он такой:</text:p>
      <text:list xml:id="list39415616" text:continue-numbering="true" text:style-name="диалог">
        <text:list-item>
          <text:p text:style-name="P94">Смотри, какая жопа!</text:p>
        </text:list-item>
      </text:list>
      <text:p text:style-name="P2">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Шейнов В. П., «Скрытое управление человеком»</text:p>
      <text:p text:style-name="Цитата_20_-_20_автор"><text:soft-page-break/><text:span text:style-name="Default_20_Paragraph_20_Font"><text:span text:style-name="T27"><text:s/></text:span></text:span></text:p>
      <text:p text:style-name="P2">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3">*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426738"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39415750" text:continue-numbering="true" text:style-name="диалог">
        <text:list-item>
          <text:p text:style-name="P94">Я, — говорил, —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2">Ага, а теперь вспоминаем то прекрасное фото, пока я на работе...</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2"><text:soft-page-break/>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2"><text:soft-page-break/>На этой стадии жертва много раз слышала:</text:p>
      <text:list xml:id="list39427905" text:continue-numbering="true" text:style-name="диалог">
        <text:list-item>
          <text:p text:style-name="P94">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2">Мужики, не закидывайте камнями! Я больше не буду! Я просто пыталась поднять его в край заниженную самооценку.</text:p>
      <text:p text:style-name="P2">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2">Не знаю, кто ему сказал, что чем дольше, тем лучше, но я бы на его месте делала упор на технику.</text:p>
      <text:p text:style-name="P2">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2">Итак, постепенно, все чаще и чаще он начал говорить, что:</text:p>
      <text:list xml:id="list39429600"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5" text:outline-level="2"><text:s/><text:bookmark-start text:name="Glava_12__Nie_noi"/>Глава 12. <text:line-break/>Не ной<text:bookmark-end text:name="Glava_12__Nie_noi"/></text:h>
      <text:p text:style-name="Эпиграф">Слезь, дай лошади отдохнуть.</text:p>
      <text:p text:style-name="P2">Если со всеми остальными недостатками я могла смириться, то с одним я мириться не хотела. По быту — да. Я задавала себе вопросы:</text:p>
      <text:list xml:id="list39432015"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text:p>
      <text:p text:style-name="P2">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2"><text:soft-page-break/>Я так расстроилась, рассуждала — что же человека толкает на предательство, да еще и такое подлое?.. На что он мне говорил:</text:p>
      <text:list xml:id="list39413205" text:continue-numbering="true" text:style-name="диалог">
        <text:list-item>
          <text:p text:style-name="P94">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2">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422404" text:continue-numbering="true" text:style-name="диалог">
        <text:list-item>
          <text:p text:style-name="P94">А я тут при чем?!</text:p>
        </text:list-item>
      </text:list>
      <text:p text:style-name="P2">Или:</text:p>
      <text:list xml:id="list39438241" text:continue-numbering="true" text:style-name="диалог">
        <text:list-item>
          <text:p text:style-name="P94">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2"><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2">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407744"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2">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2"><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415864" text:continue-numbering="true" text:style-name="диалог">
        <text:list-item>
          <text:p text:style-name="P94">Хватит ныть! Соберись, тряпка!</text:p>
        </text:list-item>
      </text:list>
      <text:p text:style-name="P2">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1">*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2">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2"><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9427338" text:continue-numbering="true" text:style-name="диалог">
        <text:list-item>
          <text:p text:style-name="P117"><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2">Что, было?</text:p>
      <text:p text:style-name="P52">* * *</text:p>
      <text:p text:style-name="P2">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8">* * *</text:p>
      <text:p text:style-name="P2">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Причем часто в этих повествованиях он поддерживал разные стороны. Даже не знаю, с чем это могло быть связано.</text:p>
      <text:p text:style-name="P2">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9420373" text:continue-numbering="true" text:style-name="диалог">
        <text:list-item>
          <text:p text:style-name="P94">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429155" text:continue-numbering="true" text:style-name="диалог">
        <text:list-item>
          <text:p text:style-name="P94">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2">Даже сейчас мне говорят друзья, когда уже весь этот ад закончился:</text:p>
      <text:list xml:id="list39408617" text:continue-numbering="true" text:style-name="диалог">
        <text:list-item>
          <text:p text:style-name="P94">Ты же девочка, ты должна быть слабой... (в понимании женственности).</text:p>
        </text:list-item>
      </text:list>
      <text:p text:style-name="P2">У меня один ответ:</text:p>
      <text:list xml:id="list39429749" text:continue-numbering="true" text:style-name="диалог">
        <text:list-item>
          <text:p text:style-name="P94">Я не могу себе этого позволить!</text:p>
        </text:list-item>
      </text:list>
      <text:p text:style-name="P2"><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бы не осталось.</text:p>
      <text:p text:style-name="P2">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9409516" text:continue-numbering="true" text:style-name="диалог">
        <text:list-item>
          <text:p text:style-name="P94">Не ной!</text:p>
        </text:list-item>
      </text:list>
      <text:p text:style-name="P2">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2">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2"><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85"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4">Фаина Раневская</text:p>
      <text:p text:style-name="P4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428149" text:continue-numbering="true" text:style-name="диалог">
        <text:list-item>
          <text:p text:style-name="P94">Я никогда не говорил это!</text:p>
        </text:list-item>
      </text:list>
      <text:p text:style-name="P2">И вот вы начинаете сомневаться в том, что слышали.</text:p>
      <text:list xml:id="list39416457" text:continue-numbering="true" text:style-name="диалог">
        <text:list-item>
          <text:p text:style-name="P94">Тебе кажется, что ты переживаешь! Ничего ты не переживаешь!</text:p>
        </text:list-item>
      </text:list>
      <text:p text:style-name="P2">И вы сомневаетесь, что ваши переживания реальны.</text:p>
      <text:list xml:id="list39417466"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9433996" text:continue-numbering="true" text:style-name="диалог">
        <text:list-item>
          <text:p text:style-name="P94">Это была не твоя идея, а моя...</text:p>
        </text:list-item>
      </text:list>
      <text:p text:style-name="P2">И вы сомневаетесь в своей памяти и способностях.</text:p>
      <text:p text:style-name="P2">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2">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2">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39426193" text:continue-numbering="true" text:style-name="диалог">
        <text:list-item>
          <text:p text:style-name="P94">Ну не говорил, так не говорил...</text:p>
        </text:list-item>
      </text:list>
      <text:p text:style-name="P48">*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считает, что прав и будет утверждать, что я, на самом деле, с ним согласна, но просто не хочу это признать.</text:p>
      <text:list xml:id="list39432454" text:continue-numbering="true" text:style-name="диалог">
        <text:list-item>
          <text:p text:style-name="P94">Ты преувеличиваешь — не болит у тебя ничего!</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2"><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 чужих мыслей:</text:p>
      <text:list xml:id="list39419026" text:continue-numbering="true" text:style-name="диалог">
        <text:list-item>
          <text:p text:style-name="P94">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9434084" text:continue-numbering="true" text:style-name="диалог">
        <text:list-item>
          <text:p text:style-name="P94">Ну говорил, так говорил... Я снова все напутала.</text:p>
          <text:p text:style-name="P143"/>
        </text:list-item>
      </text:list>
      <text:p text:style-name="P60">«Для того чтобы сидеть в клетке, не всегда нужны прутья.»</text:p>
      <text:p text:style-name="P45">Рональд Дэвид Лэйнг, «Политика семьи»</text:p>
      <text:p text:style-name="P45"/>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2">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9410176" text:continue-numbering="true" text:style-name="диалог">
        <text:list-item>
          <text:p text:style-name="P94">Но ведь было же!</text:p>
        </text:list-item>
      </text:list>
      <text:p text:style-name="P2">Но мне повторяли и повторяли:</text:p>
      <text:list xml:id="list39433889" text:continue-numbering="true" text:style-name="диалог">
        <text:list-item>
          <text:p text:style-name="P94">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39410258" text:continue-numbering="true" text:style-name="диалог">
        <text:list-item>
          <text:p text:style-name="P94"><text:soft-page-break/>Ты так говоришь, потому, что ты меня не любишь и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415231" text:continue-numbering="true" text:style-name="диалог">
        <text:list-item>
          <text:p text:style-name="P94">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417461" text:continue-numbering="true" text:style-name="диалог">
        <text:list-item>
          <text:p text:style-name="P94"><text:soft-page-break/>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9426070" text:continue-numbering="true" text:style-name="диалог">
        <text:list-item>
          <text:p text:style-name="P94">Ты уже так вела себя на прошлой неделе.</text:p>
        </text:list-item>
      </text:list>
      <text:p text:style-name="P2">Я пыталась оправдаться, и говорила, что в той ситуации были те же причины:</text:p>
      <text:list xml:id="list39432664" text:continue-numbering="true" text:style-name="диалог">
        <text:list-item>
          <text:p text:style-name="P94">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9424723" text:continue-numbering="true" text:style-name="диалог">
        <text:list-item>
          <text:p text:style-name="P94">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9429772" text:continue-numbering="true" text:style-name="диалог">
        <text:list-item>
          <text:p text:style-name="P94">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2">Но на что стоило обратить тогда свое внимание?</text:p>
      <text:p text:style-name="P2">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437074" text:continue-numbering="true" text:style-name="диалог">
        <text:list-item>
          <text:p text:style-name="P94">Да все считают, что ты неадекватная!</text:p>
        </text:list-item>
      </text:list>
      <text:p text:style-name="P2">Или:</text:p>
      <text:list xml:id="list39433066" text:continue-numbering="true" text:style-name="диалог">
        <text:list-item>
          <text:p text:style-name="P94">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1">*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2">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2">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414245" text:continue-numbering="true" text:style-name="диалог">
        <text:list-item>
          <text:p text:style-name="P94">Как ты не понимаешь?!</text:p>
        </text:list-item>
      </text:list>
      <text:p text:style-name="P2">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2"><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2">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2">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2"/>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8">*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2"><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2">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2"><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1">*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ему нужно было съездить по делам на пару часов, и утром заболел мой кот.</text:p>
      <text:p text:style-name="P2">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412832"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2">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9435754"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9431771"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2">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427593"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4"><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text:soft-page-break/>С. А. Зелинский, «Психотехнологии гипнотического манипулирования сознанием»</text:p>
      <text:p text:style-name="P45"/>
      <text:p text:style-name="P2">И эта техника прекрасно прослеживается здесь:</text:p>
      <text:list xml:id="list39428981" text:continue-numbering="true" text:style-name="диалог">
        <text:list-item>
          <text:p text:style-name="P117"><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7"><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2">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2">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2">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2">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9423884"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2">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2">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5"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4">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430447" text:continue-numbering="true" text:style-name="диалог">
        <text:list-item>
          <text:p text:style-name="P94"><text:soft-page-break/>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9422402" text:continue-numbering="true" text:style-name="диалог">
        <text:list-item>
          <text:p text:style-name="P94">Выдели хоть выходные для меня! — просила я. — Хотя бы день! 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2">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2">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2">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406100" text:continue-numbering="true" text:style-name="диалог">
        <text:list-item>
          <text:p text:style-name="P94">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1"><text:soft-page-break/>*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2"><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9412663"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2">Потом он преподнес мне свой список. Точно не помню формулировку, но смысл был такой:</text:p>
      <text:list xml:id="list39437567" text:continue-list="list80160324391412828"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2">В самом начале моего повествования были такие слова:</text:p>
      <text:p text:style-name="P2"/>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2">Именно к этим словам он и прицепился. Именно на них обсуждение и закончилось.</text:p>
      <text:p text:style-name="P2">Тут очень важный момент. Чтобы понять всю суть этого конфликта, нужно представить себе все, что я сейчас опишу.</text:p>
      <text:p text:style-name="P2">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2"><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2">На удивление самой себе, я была спокойна. Даже слишком. Но как оказалось — это был еще один тактический ход.</text:p>
      <text:p text:style-name="P2"/>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2">Когда я спокойным тоном попросила его расслабиться и не перебивать меня, мол, мы ведь разговариваем.</text:p>
      <text:list xml:id="list39427284" text:continue-list="list39412663" text:style-name="диалог">
        <text:list-item>
          <text:p text:style-name="P94">Я не собираюсь с тобой ссориться, — сказала я. — Мы же хотим помириться!</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2">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2">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407557" text:continue-numbering="true" text:style-name="диалог">
        <text:list-item>
          <text:p text:style-name="P94">Помогите! Кто-нибудь! Помогите!</text:p>
        </text:list-item>
      </text:list>
      <text:p text:style-name="P2">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436135" text:continue-numbering="true" text:style-name="диалог">
        <text:list-item>
          <text:p text:style-name="P94">Помогите! Кто-нибудь! Я не знаю, что мне делать! Он сейчас упадет! Я не удержу...</text:p>
        </text:list-item>
      </text:list>
      <text:p text:style-name="P2">А она стояла и я видела по ее лицу — ей страшно.</text:p>
      <text:p text:style-name="P2">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Вам, наверное, интересно, что же она делал под подъездом в такой поздний час. Терпение. Скоро вы все узнаете.</text:p>
      <text:p text:style-name="P2">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9415839" text:continue-numbering="true" text:style-name="диалог">
        <text:list-item>
          <text:p text:style-name="P94"><text:s/>Что же мне делать? Хм... Я знаю! Мне нужно содрать татуировку, чтоб она не напоминала мне о нем!</text:p>
        </text:list-item>
      </text:list>
      <text:p text:style-name="P2">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408725"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2">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2">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2">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3">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2">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2">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любит, а я издеваюсь.</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1">*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2">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2">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5"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4">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2">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ывать все мысли, что были в моей голове. Вот первая запись:</text:p>
      <text:p text:style-name="P2"/>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2">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2">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text:soft-page-break/>Так, как я вела всегда активный образ жизни, когда жир «ушел», моя фигура была похожа на комплекцию взрослеющего жилистого мальчика.</text:p>
      <text:p text:style-name="P51">*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429391" text:continue-numbering="true" text:style-name="диалог">
        <text:list-item>
          <text:p text:style-name="P94">Забери меня, рак, я больше не хочу жить...</text:p>
        </text:list-item>
      </text:list>
      <text:p text:style-name="P2">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text:s/>адресовано не мне, а моему мучителю.</text:p>
      <text:p text:style-name="P2">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1">*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410068" text:continue-numbering="true" text:style-name="диалог">
        <text:list-item>
          <text:p text:style-name="P94">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2"><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51">* * *</text:p>
      <text:p text:style-name="P2">Вспоминаю и улыбаюсь! Вот это мастерство! Сначала он не хотел выходить ко мне. Он боялся меня! Он согласился, но, конечно же, не без условий.</text:p>
      <text:p text:style-name="P2">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2">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2">Это высказанное вслух сомнение. Это всего лишь два коротких простых слова. Но давайте попробуем понять, какой смысл они несут.</text:p>
      <text:p text:style-name="P2"/>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431169" text:continue-numbering="true" text:style-name="диалог">
        <text:list-item>
          <text:p text:style-name="P94">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418122" text:continue-numbering="true" text:style-name="диалог">
        <text:list-item>
          <text:p text:style-name="P94">Он любит! Я спрашивала у него,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2"><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5"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2">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9405697" text:continue-numbering="true" text:style-name="диалог">
        <text:list-item>
          <text:p text:style-name="P94">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2"><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2">И вот он мне говорит:</text:p>
      <text:list xml:id="list39414810" text:continue-numbering="true" text:style-name="диалог">
        <text:list-item>
          <text:p text:style-name="P94">А это не он идет?</text:p>
        </text:list-item>
      </text:list>
      <text:p text:style-name="P2">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2">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9414351" text:continue-numbering="true" text:style-name="диалог">
        <text:list-item>
          <text:p text:style-name="P94"><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text:soft-page-break/>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Он высказал свою уверенность в том, что в этом случае между нами не может ничего быть и — попросил уйти. Ба-бах.</text:p>
      <text:p text:style-name="P51"><text:soft-page-break/>*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426025"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2">Они пообещали, что я буду спать 6 часов. Я проспала около 3-х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2">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5" text:outline-level="2"><text:s/><text:bookmark-start text:name="Glava_17__Ia_vsie_ponial"/>Глава 17. <text:line-break/>Я все понял<text:bookmark-end text:name="Glava_17__Ia_vsie_ponial"/></text:h>
      <text:p text:style-name="P2">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Я не понимала, что бы это могло значить:</text:p>
      <text:list xml:id="list39431414" text:continue-numbering="true" text:style-name="диалог">
        <text:list-item>
          <text:p text:style-name="P94">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9424249" text:continue-numbering="true" text:style-name="диалог">
        <text:list-item>
          <text:p text:style-name="P94"><text:soft-page-break/>Тебе что, потрахаться не с кем? — спросила я его.</text:p>
        </text:list-item>
      </text:list>
      <text:p text:style-name="P41">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2">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2">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0"><text:soft-page-break/>Завязался разговор. Я отметила про себя, будто разговариваю с незнакомым мне человеком. Но тогда меня это порадовало.</text:p>
      <text:p text:style-name="P19">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2">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2">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437667"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9414015" text:continue-numbering="true" text:style-name="диалог">
        <text:list-item>
          <text:p text:style-name="P94"><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4">А по вторникам? — спросил он.</text:p>
        </text:list-item>
        <text:list-item>
          <text:p text:style-name="P94">А по вторникам я хожу на сеансы к психологу...</text:p>
        </text:list-item>
      </text:list>
      <text:p text:style-name="P2">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5" text:outline-level="2"><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2">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2"><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2">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2">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2">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2">Я переживала. Любимый демонстрировал мне свое желание все исправить, а я искренне на все это велась. Я была несказанно счастлива! Дура.</text:p>
      <text:p text:style-name="P2"><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2">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Мы здороваемся с ним, проходим в кабинет, и тут я уже «намылилась» уходить, дабы оставить их наедине, но доктор сказал:</text:p>
      <text:list xml:id="list39408922" text:continue-numbering="true" text:style-name="диалог">
        <text:list-item>
          <text:p text:style-name="P94">Останьтесь, Яна...</text:p>
        </text:list-item>
      </text:list>
      <text:p text:style-name="P2">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2">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2">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2">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2"><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419840" text:continue-numbering="true" text:style-name="диалог">
        <text:list-item>
          <text:p text:style-name="P94">А скажите мне, пожалуйста, зачем вам Яна?</text:p>
        </text:list-item>
        <text:list-item>
          <text:p text:style-name="P94">В смысле: «зачем мне Яна»? <text:span text:style-name="T13">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2">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2">«Я ее люблю!..» — вот что отвлекло меня от их беседы. После этих слов я закрыла свой блокнотик с заметками и отложила в сторону.</text:p>
      <text:p text:style-name="P2">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2">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2">Это были вполне обоснованные беспристрастные попытки доктора научными методами позволить человеку открыться.</text:p>
      <text:p text:style-name="P2"><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ё, что происходило потом было не настолько важным, чтоб это запомнить.</text:p>
      <text:p text:style-name="P2">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9426015" text:continue-numbering="true" text:style-name="диалог">
        <text:list-item>
          <text:p text:style-name="P94">С вами все в полном порядке, Яна, — сказал он, — но вот Его я бы хотел видеть.</text:p>
        </text:list-item>
      </text:list>
      <text:p text:style-name="P2">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2">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2">Он всячески давал мне понять, с кем я имею дело, но врачебная этика запрещает делать это напрямую.</text:p>
      <text:h text:style-name="P85" text:outline-level="2"><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2">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2">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2"><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2">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2">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9426176"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405610" text:continue-list="list39437567" text:style-name="List_20_1">
        <text:list-item>
          <text:list>
            <text:list-item>
              <text:p text:style-name="P95">мне это не нравится;</text:p>
            </text:list-item>
            <text:list-item>
              <text:p text:style-name="P95">это ненормально.</text:p>
            </text:list-item>
          </text:list>
        </text:list-item>
      </text:list>
      <text:p text:style-name="P2">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9436104" text:continue-list="list39426176" text:style-name="диалог">
        <text:list-item>
          <text:p text:style-name="P94">Ну и когда же мы поженимся? — спросила я.</text:p>
        </text:list-item>
        <text:list-item>
          <text:p text:style-name="P94">Давай летом. — предложил он.</text:p>
        </text:list-item>
      </text:list>
      <text:p text:style-name="P2">Отличная идея.</text:p>
      <text:p text:style-name="P2">Я не знаю, как мы вообще до лета дожили.</text:p>
      <text:h text:style-name="P85" text:outline-level="2"><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434127" text:continue-numbering="true" text:style-name="диалог">
        <text:list-item>
          <text:p text:style-name="P94">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39429649"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8">* * *</text:p>
      <text:p text:style-name="P36">У меня сохранилась переписка, где на следующий день он идет на попятную — забирает свои слова назад:</text:p>
      <text:list xml:id="list39437308"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94">«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4">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4">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7"><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 — он стоит на своем.</text:p>
        </text:list-item>
        <text:list-item>
          <text:p text:style-name="P94">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2">«Всерьез намерен?»... А что, можно быть намеренным не всерьез?</text:p>
      <text:p text:style-name="P2">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2">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2">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2">Я ничего не упустила? Ах да — куда я только смотрела?!</text:p>
      <text:p text:style-name="P3">«Вчера это был просто разговор, из которого ты нашифровала.»</text:p>
      <text:p text:style-name="P2">Ну понятно. Тут он пытается внушить мне, что я ненормальная, верю в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text:p>
      <text:p text:style-name="P2">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3">«А чего ты не сказала «нет», мне чисто интересно? Дай угадаю. Ты про бумажки не знала?»</text:p>
      <text:p text:style-name="P2">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Поэтому я не понимаю, почему ты так упорно ее (причину) пытаешься пропихнуть.»</text:p>
      <text:p text:style-name="P2">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1">* * *</text:p>
      <text:p text:style-name="P2">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2">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427998"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2"><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409552"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прекратить эти отношения.</text:p>
      <text:p text:style-name="P2">Еще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text:soft-page-break/>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2">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5"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2"><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2"/>
      <text:p text:style-name="P60">«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2">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2">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2">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2">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2">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407213"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9407681"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9424068" text:continue-numbering="true" text:style-name="диалог">
        <text:list-item>
          <text:p text:style-name="P94">Давай завтра созвонимся и обсудим <text:span text:style-name="T43">&lt;</text:span>уже не помню что<text:span text:style-name="T43">&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39409078" text:continue-numbering="true" text:style-name="диалог">
        <text:list-item>
          <text:p text:style-name="P94">Это я тебя заблокировал у нее на телефоне.</text:p>
        </text:list-item>
      </text:list>
      <text:p text:style-name="P2">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2">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2">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1"><text:soft-page-break/>* * *</text:p>
      <text:p text:style-name="P2">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2">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432995" text:continue-numbering="true" text:style-name="диалог">
        <text:list-item>
          <text:p text:style-name="P94">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9425799" text:continue-numbering="true" text:style-name="диалог">
        <text:list-item>
          <text:p text:style-name="P94">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2"><text:soft-page-break/>Я посмотрела на нее. Она такая маленькая, потрепанная жизнью, сидела и смотрела на мена испуганно-удивленными глазами... Она не знала.</text:p>
      <text:p text:style-name="P2">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2">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9429784" text:continue-numbering="true" text:style-name="диалог">
        <text:list-item>
          <text:p text:style-name="P94">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2">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1"><text:soft-page-break/>* * *</text:p>
      <text:p text:style-name="P2">Ох, в тот вечер я узнала еще кое что от нее. Это был еще один удар для меня. Я поняла, что живу с предателем, с жестоким человеком.</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2">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417645" text:continue-numbering="true" text:style-name="диалог">
        <text:list-item>
          <text:p text:style-name="P94">Все в порядке;</text:p>
        </text:list-item>
        <text:list-item>
          <text:p text:style-name="P94">Ты себе накручиваешь;</text:p>
        </text:list-item>
        <text:list-item>
          <text:p text:style-name="P94"><text:soft-page-break/>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2">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2">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2">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2">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2">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2">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1">* * *</text:p>
      <text:p text:style-name="P2">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2">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60">«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2">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2">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1">* * *</text:p>
      <text:p text:style-name="P2">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433410" text:continue-numbering="true" text:style-name="диалог">
        <text:list-item>
          <text:p text:style-name="P94">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2"><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429761"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2">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39413908" text:continue-numbering="true" text:style-name="диалог">
        <text:list-item>
          <text:p text:style-name="P94">Это тебе в голову солнышко припекло...</text:p>
        </text:list-item>
      </text:list>
      <text:p text:style-name="P2">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2">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2">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2">Несколько минут он упрашивал меня выключить диктофон, потом сдался, со словами:</text:p>
      <text:list xml:id="list39409763" text:continue-numbering="true" text:style-name="диалог">
        <text:list-item>
          <text:p text:style-name="P94">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9432984"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2">Вот несколько его реплик:</text:p>
      <text:list xml:id="list39419913" text:continue-numbering="true" text:style-name="диалог">
        <text:list-item>
          <text:p text:style-name="P117"><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2">«Назовем это так...» Как?</text:p>
      <text:p text:style-name="P2">Попытки? А они все-таки были?</text:p>
      <text:p text:style-name="P2">Не увенчались успехом? С чьей стороны?</text:p>
      <text:p text:style-name="P2">На что мне ответили:</text:p>
      <text:list xml:id="list39432119" text:continue-numbering="true" text:style-name="диалог">
        <text:list-item>
          <text:p text:style-name="P117"><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2">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425053"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7">Признание</text:span> — хотел потрахаться. Что звучит довольно честно, да?</text:p>
      <text:p text:style-name="P2">Цель: обезоружить.</text:p>
      <text:p text:style-name="P2"><text:span text:style-name="T7">Попытка оправдаться</text:span> — мужская полигамность.</text:p>
      <text:p text:style-name="P2">Цель: <text:s/>избавиться от чувства вины.</text:p>
      <text:p text:style-name="P2"><text:span text:style-name="T7">Попытка навесить ярлык</text:span>, скрытый упрек — ревность.</text:p>
      <text:p text:style-name="P2">Цель: заставить жертву оправдываться, чтоб успешно соскочить с темы.</text:p>
      <text:p text:style-name="P2">Сказал правду, прикрыл ее общественным мнением и тут же упрекнул меня, внушая мне, что я просто ревную.</text:p>
      <text:p text:style-name="P2">Мимо — я не ревнивая.</text:p>
      <text:p text:style-name="P51">*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430100" text:continue-numbering="true" text:style-name="диалог">
        <text:list-item>
          <text:p text:style-name="P94"><text:soft-page-break/>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Третий человек. «Добровольный помощник» в его манипуляциях, который 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2">Я нашла диалог с его другом, к которому он обратился за советом по ухаживанию за ней:</text:p>
      <text:list xml:id="list39426150" text:continue-numbering="true" text:style-name="диалог">
        <text:list-item>
          <text:p text:style-name="P94">Я тонко намекну, так сказать. И либо намек будет услышан, либо нет. — пишет он.</text:p>
        </text:list-item>
        <text:list-item>
          <text:p text:style-name="P94"><text:soft-page-break/>А ты рассматривал вариант, что тебя просто попробуют, а потом скажут, что это было так — просто для души отдохнуть?</text:p>
        </text:list-item>
        <text:list-item>
          <text:p text:style-name="P117"><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2">При этом ему даже не важно получить ответ. Ему важно, чтоб его намек «был услышан». Ну тут все ясно...</text:p>
      <text:p text:style-name="P3">«Я склонен считать, что мы хорошо друг друга понимаем.»</text:p>
      <text:p text:style-name="P2">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2">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2">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2"><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434307" text:continue-list="list39432903" text:style-name="список_20_перечисление">
        <text:list-item>
          <text:p text:style-name="P96">на людях — привязанность к жертве. Окружающие умиляются такой замечательной парой!</text:p>
        </text:list-item>
        <text:list-item>
          <text:p text:style-name="P96">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2">То есть, простыми словами его посыл: «Мне было стыдно от мысли о том, что эта информация может докатиться до нее...»</text:p>
      <text:p text:style-name="P2">Будет звучать так:</text:p>
      <text:p text:style-name="P2"/>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 (кто-кого бросил я не знаю).</text:p>
      <text:p text:style-name="P2">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text:soft-page-break/>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осуществив неудачную попытку «приставать» ко мне.</text:p>
      <text:p text:style-name="P2">И меня он бросил, а через два месяца, получив отказ своей подруги, вернулся ко мне.</text:p>
      <text:p text:style-name="P3">Длительное общение.</text:p>
      <text:p text:style-name="P2">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2">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2"><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1">* * *</text:p>
      <text:p text:style-name="P2">Вернемся к нашему с ним разговору «Есть ли что-то, что я должна знать...».</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413235" text:continue-list="list39426150" text:style-name="диалог">
        <text:list-item>
          <text:p text:style-name="P117"><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407450" text:continue-numbering="true" text:style-name="диалог">
        <text:list-item>
          <text:p text:style-name="P94">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2">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2">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2">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text:soft-page-break/>«Мое отношение к тебе является частью моего отношения к миру...»</text:p>
      <text:p text:style-name="P2">Тут поспорить не с чем. Все, кто его окружают — лишь декорации, как и я. Инструменты для до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Какая-то ответственность, забота, но не в абсолюте, а в той степени, в которой я это делаю...»</text:p>
      <text:p text:style-name="P2">«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1">* * *</text:p>
      <text:p text:style-name="P2">Идем дальше.</text:p>
      <text:list xml:id="list39431504" text:continue-numbering="true" text:style-name="диалог">
        <text:list-item>
          <text:p text:style-name="P94"><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2">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432365" text:continue-numbering="true" text:style-name="диалог">
        <text:list-item>
          <text:p text:style-name="P94">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2">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2">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2">Представьте себе его разочарование!</text:p>
      <text:p text:style-name="P2">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2">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406552" text:continue-numbering="true" text:style-name="диалог">
        <text:list-item>
          <text:p text:style-name="P117"><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2">О! Это моя любимая реплика!!! «»Быть честным очень легко»!..</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1">* * *</text:p>
      <text:list xml:id="list39408581"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Я счастлива, когда все открыто, все прозрачно, но ты начинаешь защищаться, хотя на тебя никто не нападает...</text:p>
        </text:list-item>
        <text:list-item>
          <text:p text:style-name="P94"><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2">Вот такой интересный диалог.</text:p>
      <text:p text:style-name="P2">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2"/>
      <text:p text:style-name="P55"><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2">Едем дальше.</text:p>
      <text:list xml:id="list39425062" text:continue-numbering="true" text:style-name="диалог">
        <text:list-item>
          <text:p text:style-name="P94">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мекает на то, что я завела этот разговор, потому, что нашла другого:</text:p>
      <text:list xml:id="list39411013" text:continue-numbering="true" text:style-name="диалог">
        <text:list-item>
          <text:p text:style-name="P117"><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2">Попробую расшифровать эту реплику:</text:p>
      <text:p text:style-name="P2"/>
      <text:p text:style-name="P55">«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5"/>
      <text:p text:style-name="P2">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text:p>
      <text:p text:style-name="P2">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2"><text:soft-page-break/>В завершение вставлю еще один его спич. Без объяснений:</text:p>
      <text:list xml:id="list39414549"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2">И в качестве нашего диалога:</text:p>
      <text:list xml:id="list39431762"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2">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2">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1">*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2">Он потерял самообладание в то время, как я была непоколебима. На этой записи он скажет:</text:p>
      <text:list xml:id="list39413260" text:continue-numbering="true" text:style-name="диалог">
        <text:list-item>
          <text:p text:style-name="P94">Все охуенно! Главное, что хорошо тебе! Вот это самое главное! — он почти плакал.</text:p>
        </text:list-item>
      </text:list>
      <text:p text:style-name="P2">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429187"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2">Вы понимаете? Нет? Попробую перефразировать:</text:p>
      <text:p text:style-name="P2"/>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2">Вот еще несколько его реплик:</text:p>
      <text:list xml:id="list39435363"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2">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9432937"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9431451" text:continue-numbering="true" text:style-name="диалог">
        <text:list-item>
          <text:p text:style-name="P117"><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425511" text:continue-numbering="true" text:style-name="диалог">
        <text:list-item>
          <text:p text:style-name="P94"><text:soft-page-break/>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5" text:outline-level="2"><text:s/><text:bookmark-start text:name="Glava_22__Gori_v_adu"/>Глава 22. <text:line-break/>Гори в аду<text:bookmark-end text:name="Glava_22__Gori_v_adu"/></text:h>
      <text:p text:style-name="P47">Весна покажет кто где срал.</text:p>
      <text:p text:style-name="P54">Народная поговорка</text:p>
      <text:p text:style-name="P2">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2">Я решила поставить свою музыку с компьютера своего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личную страницу,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2">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437134" text:continue-numbering="true" text:style-name="диалог">
        <text:list-item>
          <text:p text:style-name="P94">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9418354" text:continue-numbering="true" text:style-name="диалог">
        <text:list-item>
          <text:p text:style-name="P117"><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2">Команда «газы» дана. Я открываю их чат и читаю...</text:p>
      <text:p text:style-name="P2">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Это единственный человек в моей жизни, под которым я прогнулась.</text:p>
      <text:p text:style-name="P2">Это единственный человек в моей жизни, которому я призналась в любви.</text:p>
      <text:p text:style-name="P2"><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2">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417584"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2"><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2">Я знала, что это конец, но мне нужно было больше доказательств. Зачем? — спросите вы.</text:p>
      <text:p text:style-name="P2">Да затем, чтобы у него больше не было шансов вешать мне лапшу на уши!</text:p>
      <text:p text:style-name="P2">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text:p>
      <text:p text:style-name="P2">Чтобы понимать — <text:span text:style-name="T1">я это не придумала</text:span>, это не догадки и ничего я себе не накручиваю!..</text:p>
      <text:p text:style-name="P2"><text:soft-page-break/>Чтобы не просрать реальный шанс во всем разобраться!</text:p>
      <text:p text:style-name="P2">А главное — убедиться наконец, что я — нормальная!</text:p>
      <text:p text:style-name="P2">Мне нужно было немного. Просто еще хоть что-то, чтоб я зн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2">Надо же. Совпадение или интуиция? Я же ее никогда не видела, но описала комплекцию и даже прическу!</text:p>
      <text:p text:style-name="P2">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4">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2"><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1">*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2"><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2">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2">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его измене, но и толкал друга на эту измену!</text:p>
      <text:p text:style-name="P2">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2"><text:soft-page-break/>Он не был обязан ей помогать, но мог бы. Дело выбора.</text:p>
      <text:p text:style-name="P51">* * *</text:p>
      <text:p text:style-name="P2">На следующий день мне написала ТэТэ на личный номер:</text:p>
      <text:p text:style-name="P2"/>
      <text:p text:style-name="P55">«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39437558" text:continue-numbering="true" text:style-name="диалог">
        <text:list-item>
          <text:p text:style-name="P94">Ты мужу переписку показывала? — спросила я.</text:p>
        </text:list-item>
        <text:list-item>
          <text:p text:style-name="P94">Нет. — отвечает ТТ. — <text:span text:style-name="T4">Я</text:span><text:span text:style-name="T1"> подчищаю переписку</text:span><text:span text:style-name="T4">,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3">«И я чувствую себя, отчасти, виноватой.»</text:p>
      <text:p text:style-name="P2"><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3">«Я <text:span text:style-name="T1">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text:span text:style-name="T1">меня</text:span>, а это метод манипулятора (кстати, у этого метода даже название есть. Читайте ниже).</text:p>
      <text:p text:style-name="P2">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text:soft-page-break/>«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2">Но и тут кое-что было для меня непонятным — откуда у нее мой номер?!</text:p>
      <text:p text:style-name="P2">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1"><text:soft-page-break/>* * *</text:p>
      <text:p text:style-name="P2">Последними его словами, сказанными мне лично, глядя мне в глаза были:</text:p>
      <text:p text:style-name="P2">— Пошла в пи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 Цитирую:</text:p>
      <text:list xml:id="list39408866" text:continue-numbering="true" text:style-name="диалог">
        <text:list-item>
          <text:p text:style-name="P94">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2">И моя любимая:</text:p>
      <text:list xml:id="list39427178" text:continue-numbering="true" text:style-name="диалог">
        <text:list-item>
          <text:p text:style-name="P94">Видимо, Каминская, ты его заслуживаешь — <text:span text:style-name="_30__20_Text"><text:span text:style-name="T7">вот такого вот уродца, как я</text:span></text:span>!</text:p>
        </text:list-item>
      </text:list>
      <text:p text:style-name="P2"><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1">* * *</text:p>
      <text:p text:style-name="P2">На следующее утро он прислал сообщение. В отличии от всех предыдущих посылов, содержание в нем было следующее:</text:p>
      <text:p text:style-name="P2"/>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3">«<text:span text:style-name="T4">Но</text:span> не провоцируй меня, пожалуйста.»</text:p>
      <text:p text:style-name="P2">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8">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вакуума. И он решил сделать меня его женой.</text:p>
      <text:p text:style-name="P2">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2">Что тут скажешь? Дура-дурой. Но дура поумнела.</text:p>
      <text:p text:style-name="P3">«Но эта чертова ТТ и переписка... И вот больше ты мне не веришь.»</text:p>
      <text:p text:style-name="P2">Уже «чертова»?.. Чего? Как раз под стать!</text:p>
      <text:p text:style-name="P2">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2">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Ты так громко ругалась от этого всего и все эти разговоры о тряпке и о немужике — это невероятно демотивирует.»</text:p>
      <text:p text:style-name="P2">«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2">Или может я его еще и мотивировать должна была?! Тогда и<text:span text:style-name="T13">нтересно, на что же? Может на то, чтоб он признал </text:span><text:soft-page-break/><text:span text:style-name="T13">свою вину и попросил прощение? «Давай, котик! У тебя получится!» Хотя нет, не получится уже.</text:span></text:p>
      <text:p text:style-name="P2">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text:p>
      <text:p text:style-name="P5">Конечно, он понимает, что мне больно, ведь он же к этому и стремился. И? И что? И что с того?</text:p>
      <text:p text:style-name="P5">Но не понимает, НАСКОЛЬКО мне больно!</text:p>
      <text:p text:style-name="P3">«Я недостаточно внимателен. Рассеян и позволяю то, чего не должен.»</text:p>
      <text:p text:style-name="P2">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2"><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2">Даже звучит забавно: «Я так рассеян и невнимателен, что замутил с замужней барышней!» Ой... Не могу. Анекдот просто.</text:p>
      <text:p text:style-name="P3">«Твоя реакция настолько ужасна, ты не представляешь, как с тобой трудно справиться.»</text:p>
      <text:p text:style-name="P5">Не «<text:span text:style-name="T1">мои</text:span> действия ужасны», а «твоя реакция». Снова я во всем виновата... Бла-бла-бла...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2">Ну и вот что у нас по итогу получается:</text:p>
      <text:p text:style-name="P2"><text:soft-page-break/></text:p>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Но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2">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5"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4"><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2">…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2">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2"><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2">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2">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2">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2">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415916" text:continue-numbering="true" text:style-name="диалог">
        <text:list-item>
          <text:p text:style-name="P94">Что, ручки из жопы?</text:p>
        </text:list-item>
      </text:list>
      <text:p text:style-name="P2"><text:soft-page-break/>Или:</text:p>
      <text:list xml:id="list39420780"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1">* * *</text:p>
      <text:p text:style-name="P2">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2"/>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2">То есть, скриншот на моей стене с его посланием «Ну шо, кобыла...» — это клевета?! Это мой неправдивый аргумент?..<text:span text:style-name="T53"> </text:span>Но ведь это не аргумент! Это ЕГО сообщение!..</text:p>
      <text:p text:style-name="P2">Ну и неудачная метафора — школьная драка.</text:p>
      <text:p text:style-name="P2"><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2">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2">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2">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2">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2">Эээээ, постойте... что?! Что это было?</text:p>
      <text:p text:style-name="P3">«Тут не будет ни обращений ни гадостей.»</text:p>
      <text:p text:style-name="P5">По всей видимости, словарный запас закончился, а повторяться не хочется.</text:p>
      <text:p text:style-name="P3">«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2">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2">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2">Аж слезы наворачиваются!</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 А не о чем тут разговаривать, на самом деле.</text:p>
      <text:p text:style-name="P2">Один момент — под «ошибкой» он подразумевает что? Мой пост? Или свое сообщение? Не понятно...</text:p>
      <text:p text:style-name="P3"><text:soft-page-break/>«Не знаю, какие слова или какие действия нужны для того, чтоб прекратить наконец эту боль.»</text:p>
      <text:p text:style-name="P2">И я не знаю, какие слова нужны. Я бы ответила, скорее — молчание и бездействие с его стороны, но явно не «шо, кобыла...»</text:p>
      <text:p text:style-name="P3">«История не может закончится, пока кто-то продолжает воевать. Зачем?»</text:p>
      <text:p text:style-name="P2">«Воевать»... Кто воюет? Я? Я только отбиваюсь, отказываясь терпеть его оскорбления даже за «пределами ситуации».</text:p>
      <text:p text:style-name="P2">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text:p>
      <text:p text:style-name="P2">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Кто кому звонит? Мне никто не звонил и я не звонила...</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2">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это? Или он просто не может смириться с тем, что он для меня — уже прошлое?</text:p>
      <text:p text:style-name="P3">«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было писать эти гадости?</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2"><text:soft-page-break/>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2">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2">Что теперь?</text:p>
      <text:p text:style-name="P2">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432580" text:continue-list="list39434307" text:style-name="список_20_перечисление">
        <text:list-item>
          <text:p text:style-name="P96">вам необходимо осознать, что вами манипулируют (или манипулировали);</text:p>
        </text:list-item>
        <text:list-item>
          <text:p text:style-name="P96">вам необходимо избавиться от иллюзий</text:p>
        </text:list-item>
        <text:list-item>
          <text:p text:style-name="P118"><text:span text:style-name="T23">вам необходимо вдолбить себе в голову (!), зарубить себе на носу, что </text:span><text:span text:style-name="_31__20_Text"><text:span text:style-name="T23">ВЫ НИ В ЧЕМ НЕ ВИНОВАТЫ</text:span></text:span><text:span text:style-name="T26">!</text:span></text:p>
        </text:list-item>
      </text:list>
      <text:p text:style-name="P2">Осознание факта манипуляций даст вам ответ на большинство ваших вопросов, таких, как:</text:p>
      <text:list xml:id="list39417402" text:continue-list="list39420780" text:style-name="диалог">
        <text:list-item>
          <text:p text:style-name="P94">Что происходит?</text:p>
        </text:list-item>
        <text:list-item>
          <text:p text:style-name="P94">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2">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2">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2">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2">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2">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2">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2">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2">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2">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2">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Будьте готовы к тому, что вас не поймут окружающие близкие вам люди! Все будут говорить:</text:p>
      <text:list xml:id="list39415466" text:continue-numbering="true" text:style-name="диалог">
        <text:list-item>
          <text:p text:style-name="P94">Как же ты не заметила это все?! Куда же ты смотрела?! Почему раньше не уш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2">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4"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5" text:outline-level="2"><text:s/><text:bookmark-start text:name="Glava_25__Priznaki__priiemy_i_protivosto"/>Глава 24. <text:line-break/>Признаки<text:bookmark-end text:name="Glava_25__Priznaki__priiemy_i_protivosto"/>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Это его рок. Простить такого легко, если понять, что он всю жизнь будет несчастным.</text:p>
      <text:h text:style-name="P87"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3">[</text:span>Миллион<text:span text:style-name="T43">]</text:span> шагов как стать успешным карьеристом, <text:span text:style-name="T43">[</text:span>двести тысяч сто<text:span text:style-name="T43">]</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3">pick up —</text:span><text:span text:style-name="T13"> цеплять, подцепить</text:span>) <text:span text:style-name="T43">—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8"><text:soft-page-break/>Главная цель пикапа — зацепить девушку. Начиная с банального:</text:p>
      <text:list xml:id="list39409511" text:continue-numbering="true" text:style-name="диалог">
        <text:list-item>
          <text:p text:style-name="P121">Вашей маме зять не нужен?</text:p>
        </text:list-item>
      </text:list>
      <text:p text:style-name="P28">И заканчивая какими-то более экстравагантными:</text:p>
      <text:list xml:id="list39417360" text:continue-numbering="true" text:style-name="диалог">
        <text:list-item>
          <text:p text:style-name="P121">Твой отец случайно не хлеб?</text:p>
        </text:list-item>
        <text:list-item>
          <text:p text:style-name="P121">В каком смысле?</text:p>
        </text:list-item>
        <text:list-item>
          <text:p text:style-name="P121">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412405" text:continue-numbering="true" text:style-name="диалог">
        <text:list-item>
          <text:p text:style-name="P121">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9422297" text:continue-numbering="true" text:style-name="диалог">
        <text:list-item>
          <text:p text:style-name="P121">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39435364" text:continue-numbering="true" text:style-name="диалог">
        <text:list-item>
          <text:p text:style-name="P121">Ты одна тут?</text:p>
        </text:list-item>
      </text:list>
      <text:p text:style-name="P28">И вы говорите, мол:</text:p>
      <text:list xml:id="list39430225" text:continue-numbering="true" text:style-name="диалог">
        <text:list-item>
          <text:p text:style-name="P121"><text:soft-page-break/>Нет, я с подругой. Она сейчас подойдет... — недоумевая, что этот незнакомец от вас хочет.</text:p>
        </text:list-item>
      </text:list>
      <text:p text:style-name="P28">На что он отвечает:</text:p>
      <text:list xml:id="list39430032" text:continue-numbering="true" text:style-name="диалог">
        <text:list-item>
          <text:p text:style-name="P121">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9430713" text:continue-numbering="true" text:style-name="диалог">
        <text:list-item>
          <text:p text:style-name="P121">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из моего личного опыта. Однажды вечером мне звонит знакомый, поведение которого явно говорит о том, что я ему нравлюсь:</text:p>
      <text:list xml:id="list39421118" text:continue-numbering="true" text:style-name="диалог">
        <text:list-item>
          <text:p text:style-name="P121">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39412383" text:continue-numbering="true" text:style-name="диалог">
        <text:list-item>
          <text:p text:style-name="P121">Яна, блять, что ты от меня хочешь?..</text:p>
        </text:list-item>
      </text:list>
      <text:p text:style-name="P28">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39420386" text:continue-numbering="true" text:style-name="диалог">
        <text:list-item>
          <text:p text:style-name="P121">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3">ными в себе, избавиться от своих комплексов и </text:span><text:span text:style-name="T14">завести от</text:span><text:span text:style-name="T14">ношения</text:span><text:span text:style-name="T13">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7406367964688062964" text:style-name="L3">
        <text:list-header>
          <text:p text:style-name="P77"><text:s/>— А это как?</text:p>
          <text:p text:style-name="P77"><text:s/>— Я тебя трахну, и ты исчезнешь.»</text:p>
        </text:list-header>
      </text:list>
      <text:p text:style-name="P46">Филипп Богачев, «Секреты уличных знакомств»</text:p>
      <text:p text:style-name="P25"/>
      <text:p text:style-name="P25">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6"><text:soft-page-break/>Филипп Богачев, «Секреты уличных знакомств»</text:p>
      <text:p text:style-name="P25"/>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6">Филипп Богачев, «Пикап. Самоучитель по соблазнению»</text:p>
      <text:p text:style-name="P46"/>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80"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6931780237929852243" text:style-name="List_20_2">
        <text:list-item>
          <text:p text:style-name="P131">Кластер <text:span text:style-name="T43">A</text:span><text:span text:style-name="T8">:</text:span></text:p>
          <text:list>
            <text:list-item>
              <text:p text:style-name="P134">Параноидное;</text:p>
            </text:list-item>
            <text:list-item>
              <text:p text:style-name="P134">Шизоидное;</text:p>
            </text:list-item>
            <text:list-item>
              <text:p text:style-name="P134">Шизотипическое.</text:p>
              <text:p text:style-name="P130"><text:span text:style-name="T8">Для лиц с расстройствами кластера </text:span><text:span text:style-name="T47">A</text:span><text:span text:style-name="T8"> характерны трудности, связанные с взаимодействием с окружающими.</text:span></text:p>
              <text:p text:style-name="P130"><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30"><text:span text:style-name="T7">Кластер </text:span><text:span text:style-name="T48">B</text:span><text:span text:style-name="T8">:</text:span></text:p>
          <text:list>
            <text:list-item>
              <text:p text:style-name="P134">Антисоциальное;</text:p>
            </text:list-item>
            <text:list-item>
              <text:p text:style-name="P134">Пограничное;</text:p>
            </text:list-item>
            <text:list-item>
              <text:p text:style-name="P134">Истерическое;</text:p>
            </text:list-item>
            <text:list-item>
              <text:p text:style-name="P134">Нарциссическое.</text:p>
              <text:p text:style-name="P130"><text:span text:style-name="T8">Лица с расстройствами кластера </text:span><text:span text:style-name="T47">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4"><text:soft-page-break/>Их эмоциональное состояние описывается, как драматическое, тревожное, непредсказуемое и нестабильное.</text:p>
            </text:list-item>
          </text:list>
        </text:list-item>
        <text:list-item>
          <text:p text:style-name="P144"><text:span text:style-name="T13">Кластер </text:span><text:span text:style-name="T43">C</text:span><text:span text:style-name="T21">:</text:span></text:p>
          <text:list>
            <text:list-item>
              <text:p text:style-name="P145">Избегающее;</text:p>
            </text:list-item>
            <text:list-item>
              <text:p text:style-name="P145">Зависимое;</text:p>
            </text:list-item>
            <text:list-item>
              <text:p text:style-name="P145">Обсессивно-компульсивное.</text:p>
              <text:p text:style-name="P144"><text:span text:style-name="T21">Лица с расстройствами кластера </text:span><text:span text:style-name="T47">C </text:span><text:span text:style-name="T21">испытывают чувства тревоги и страха, которые их </text:span><text:span text:style-name="T21">подавляют, и с которыми они постоянно борются.</text:span></text:p>
              <text:p text:style-name="P145">Их поведение описывается, как антиобщественное, <text:s/>замкнутое, неуверенное и чрезвычайно чувствительное.</text:p>
              <text:p text:style-name="P145">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9433698" text:continue-list="list39405610" text:style-name="List_20_1">
        <text:list-item text:start-value="1">
          <text:p text:style-name="P147">заметная дисгармония в поведении:</text:p>
          <text:list>
            <text:list-item>
              <text:p text:style-name="P146">аффективность<text:note text:id="ftn22" text:note-class="footnote"><text:note-citation text:label="*">*</text:note-citation><text:note-body><text:p text:style-name="Footnote"><text:span text:style-name="T7">Аффективность</text:span> (<text:span text:style-name="T1">от лат. </text:span><text:span text:style-name="T44">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6">возбудимость;</text:p>
            </text:list-item>
            <text:list-item>
              <text:p text:style-name="P146">расстройство контроля побуждений:</text:p>
              <text:list>
                <text:list-item>
                  <text:p text:style-name="P14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6">нарастающее напряжение, возникающее перед совершением действия, повышение физической и психической активности;</text:p>
                </text:list-item>
                <text:list-item>
                  <text:p text:style-name="P146">возникновение ощущения радости и облегчения во время совершения действия.</text:p>
                </text:list-item>
              </text:list>
            </text:list-item>
            <text:list-item>
              <text:p text:style-name="P146">нарушение в процессах восприятия и мышления;</text:p>
            </text:list-item>
            <text:list-item>
              <text:p text:style-name="P146">изменение в стиле отношения к окружающим;</text:p>
            </text:list-item>
          </text:list>
        </text:list-item>
        <text:list-item>
          <text:p text:style-name="P146">хроническое проявление аномального поведения, возникшее давно;</text:p>
        </text:list-item>
        <text:list-item>
          <text:p text:style-name="P146">нарушение адаптации к широкому диапазону личностных и социальных ситуаций в связи с аномальным стилем поведения;</text:p>
        </text:list-item>
        <text:list-item>
          <text:p text:style-name="P146"><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6">обычно, но не всегда — существенное ухудшение профессиональной и социальной продуктивности.</text:p>
        </text:list-item>
        <text:list-item>
          <text:p text:style-name="P146">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3636570779297264090" text:style-name="List_20_3">
        <text:list-item>
          <text:p text:style-name="P135">отсутствие расстройства личности и существенных критериев личностного расстройства;</text:p>
        </text:list-item>
        <text:list-item>
          <text:p text:style-name="P135">личностное затруднение:</text:p>
          <text:p text:style-name="P135">наличие подпороговых критериев одного или нескольких расстройств личности;</text:p>
        </text:list-item>
        <text:list-item>
          <text:p text:style-name="P135">простое расстройство личности:</text:p>
          <text:p text:style-name="P135">наличие существенных критериев одного или нескольких расстройств в рамках одного кластера;</text:p>
        </text:list-item>
        <text:list-item>
          <text:p text:style-name="P135">сложное (диффузное) расстройство личности:</text:p>
          <text:p text:style-name="P135">наличие существенных критериев одного или нескольких расстройств личности в рамках нескольких кластеров;</text:p>
        </text:list-item>
        <text:list-item>
          <text:p text:style-name="P135">тяжелое расстройство личности:</text:p>
          <text:p text:style-name="P135"><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415635" text:continue-list="list39432580" text:style-name="список_20_перечисление">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0"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9412417" text:continue-numbering="true" text:style-name="список_20_перечисление">
        <text:list-item>
          <text:p text:style-name="P127">чрезмерная чувствительность к неудачам и отказам;</text:p>
        </text:list-item>
        <text:list-item>
          <text:p text:style-name="P127">постоянное недовольство окружающими, неумение прощать оскорбления, причинение ущерба, высокомерное поведение;</text:p>
        </text:list-item>
        <text:list-item>
          <text:p text:style-name="P127">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7">воинственно-щепетильное, не соответствующее фактической ситуации отношение к вопросам, связанным с правами личности;</text:p>
        </text:list-item>
        <text:list-item>
          <text:p text:style-name="P127">возобновляющиеся неоправданные подозрения в неверности сексуального партнера;</text:p>
        </text:list-item>
        <text:list-item>
          <text:p text:style-name="P12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8">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но он </text:span><text:span text:style-name="T14">настаивает</text:span><text:span text:style-name="T13"> на факте измены, пытаясь узнать </text:span><text:span text:style-name="T14">с кем</text:span><text:span text:style-name="T13">.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oft-page-break/><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pan text:style-name="T21">носится! Может выступать предвестником шизофрении и бредовых расстройств.</text:span></text:p>
      <text:h text:style-name="P80"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422333" text:continue-numbering="true" text:style-name="список_20_перечисление">
        <text:list-item>
          <text:p text:style-name="P125">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5">эмоциональная холодность, ослабление эмоциональных реакций, бесчувствие, безразличие, отрешенность;</text:p>
        </text:list-item>
        <text:list-item>
          <text:p text:style-name="P125">неспособность проявлять как теплые и нежные чувства, так и гнев по отношению к другим людям;</text:p>
        </text:list-item>
        <text:list-item>
          <text:p text:style-name="P125">слабая реакция на похвалу и на критику;</text:p>
        </text:list-item>
        <text:list-item>
          <text:p text:style-name="P125">незначительный интерес к сексуальным контактам;</text:p>
        </text:list-item>
        <text:list-item>
          <text:p text:style-name="P125">повышенная склонность к фантазированию и стремление к углубленному познанию собственных мыслей, чувств, переживаний.</text:p>
        </text:list-item>
        <text:list-item>
          <text:p text:style-name="P125">предпочтение уединенной деятельности;</text:p>
        </text:list-item>
        <text:list-item>
          <text:p text:style-name="P125">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5">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парадоксально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1"><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1"><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0" text:outline-level="4">Диссоциальное расстройство личности</text:h>
      <text:p text:style-name="P26"><text:span text:style-name="T7"><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432635" text:continue-numbering="true" text:style-name="список_20_перечисление">
        <text:list-item>
          <text:p text:style-name="P125">бессердечность, равнодушие к чувствам окружающих. Отсутствие сожалений;</text:p>
        </text:list-item>
        <text:list-item>
          <text:p text:style-name="P125">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5">неспособность поддерживать взаимоотношения при отсутствии затруднений в их становлении;</text:p>
        </text:list-item>
        <text:list-item>
          <text:p text:style-name="P125">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5">f</text:span><text:span text:style-name="T3">rustratio</text:span><text:span text:style-name="T45"> —</text:span><text:span text:style-name="T15"> обман, тщетное ожидание</text:span><text:span text:style-name="T8">) </text:span><text:span text:style-name="T47">—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5">неспособность испытывать чувство вины и извлекать пользу из жизненного опыта, особенно из наказания;</text:p>
        </text:list-item>
        <text:list-item>
          <text:p text:style-name="P125">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8"><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9437682" text:continue-list="list39433698" text:style-name="List_20_1">
        <text:list-item text:start-value="1">
          <text:p text:style-name="P132">Латентный или пассивный социопат.</text:p>
          <text:p text:style-name="P136">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6">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2">Активный социопат.</text:p>
          <text:p text:style-name="P136">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6">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8">:</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419905" text:continue-list="list39432635" text:style-name="список_20_перечисление">
        <text:list-item>
          <text:p text:style-name="P125">ярко выраженная тенденция действовать импульсивно, без учёта последствий, наряду с неустойчивостью настроения;</text:p>
        </text:list-item>
        <text:list-item>
          <text:p text:style-name="P125">минимальная способность планировать;</text:p>
        </text:list-item>
        <text:list-item>
          <text:p text:style-name="P125">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5874986022900176375" text:style-name="List_20_4">
        <text:list-item>
          <text:p text:style-name="P128">Эмоциональный или импульсивный тип:</text:p>
          <text:list>
            <text:list-item>
              <text:p text:style-name="P126">склонность к совершению неблагоприятных поступков без учета неблагоприятных последствий;</text:p>
            </text:list-item>
            <text:list-item>
              <text:p text:style-name="P126">высокая активность, сочетающаяся с неумением находить общий язык с окружающими;</text:p>
            </text:list-item>
            <text:list-item>
              <text:p text:style-name="P137"><text:span text:style-name="T21">склонность к сексуальной распущенности</text:span><text:span text:style-name="T47">.</text:span></text:p>
            </text:list-item>
          </text:list>
          <text:p text:style-name="P137"><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6">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6">Способны совершить криминальное действие.</text:p>
          <text:p text:style-name="P126"/>
        </text:list-item>
        <text:list-item>
          <text:p text:style-name="P128">Пограничный тип.</text:p>
          <text:list>
            <text:list-item>
              <text:p text:style-name="P126">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6">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6">повышенная впечатлительность;</text:p>
            </text:list-item>
            <text:list-item>
              <text:p text:style-name="P126">развитое воображение;</text:p>
            </text:list-item>
            <text:list-item>
              <text:p text:style-name="P126">внушаемость.</text:p>
            </text:list-item>
          </text:list>
          <text:p text:style-name="P126">Человек пограничного типа склонен проявлять высокую активность в сферах, которые ему в данный момент наиболее интересны.</text:p>
          <text:p text:style-name="P126">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6"><text:soft-page-break/>Из-за склонности к внушаемости и фантазированию, сферы его интересов постоянно меняются.</text:p>
          <text:p text:style-name="P137"><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6">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0"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411316" text:continue-list="list39419905" text:style-name="список_20_перечисление">
        <text:list-item>
          <text:p text:style-name="P125">самодраматизация, театральность, преувеличенное выражение эмоций;</text:p>
        </text:list-item>
        <text:list-item>
          <text:p text:style-name="P125">внушаемость, лёгкая подверженность влиянию окружающих или обстоятельств;</text:p>
        </text:list-item>
        <text:list-item>
          <text:p text:style-name="P125">поверхностность и лабильность эмоциональности (подвижность, неустойчивость, изменчивость психики);</text:p>
        </text:list-item>
        <text:list-item>
          <text:p text:style-name="P125">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5">неадекватная обольстительность во внешнем виде и поведении;</text:p>
        </text:list-item>
        <text:list-item>
          <text:p text:style-name="P125">чрезмерная озабоченность физической привлекательностью;</text:p>
        </text:list-item>
        <text:list-item>
          <text:p text:style-name="P125">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422789" text:continue-numbering="true" text:style-name="список_20_перечисление">
        <text:list-item>
          <text:p text:style-name="P118">«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8">«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8">«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5">«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80"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5001639529626683606" text:style-name="List_20_5">
        <text:list-item>
          <text:p text:style-name="P122">Значительные нарушения функционирования личности:</text:p>
          <text:list>
            <text:list-item>
              <text:p text:style-name="P122">Нарушения в собственном функционировании</text:p>
              <text:p text:style-name="P138"><text:span text:style-name="T47">(a </text:span><text:span text:style-name="T21">или </text:span><text:span text:style-name="T47">b)</text:span><text:span text:style-name="T46">:</text:span></text:p>
              <text:list>
                <text:list-item>
                  <text:p text:style-name="P122">Идеинтичность.</text:p>
                  <text:p text:style-name="P122">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2">Неадекватная самооценка, которая может быть завышенной или заниженной, которая колеблется между крайностями.</text:p>
                  <text:p text:style-name="P122">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2">Опора на себя.</text:p>
                  <text:p text:style-name="P122">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2">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2">Зачастую не осознает собственных мотивов.</text:p>
                </text:list-item>
              </text:list>
            </text:list-item>
            <text:list-item>
              <text:p text:style-name="P122">Нарушения в межперсональном функционировании</text:p>
              <text:p text:style-name="P129"><text:span text:style-name="T45">(a </text:span><text:span text:style-name="T3">или </text:span><text:span text:style-name="T45">b)</text:span><text:span text:style-name="T46">:</text:span></text:p>
              <text:list>
                <text:list-item>
                  <text:p text:style-name="P122">Отсутствие эмпатии.</text:p>
                  <text:p text:style-name="P122">Нарушенная способность признавать чувства других людей или идентифицировать себя с их чувствами.</text:p>
                  <text:p text:style-name="P122">Чрезмерно настроены на реакции других, но только если эти реакции имеют к нему отношение.</text:p>
                  <text:p text:style-name="P122">Переоценка или недооценка собственного влияния на других.</text:p>
                </text:list-item>
                <text:list-item>
                  <text:p text:style-name="P122">Близость.</text:p>
                  <text:p text:style-name="P122">Считает, что отношения нужны для «обслуживания» его самооценки.</text:p>
                  <text:p text:style-name="P122">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2">Патологические черты личности в следующих областях:</text:p>
          <text:list>
            <text:list-item>
              <text:p text:style-name="P122"><text:soft-page-break/>Антагонизм (соперничество и соревнование), характеризующийся:</text:p>
              <text:list>
                <text:list-item>
                  <text:p text:style-name="P122">Грандиозностью.</text:p>
                  <text:p text:style-name="P122">Явное или скрытое чувство, что ему все должны.</text:p>
                  <text:p text:style-name="P122">Эгоцентризм, уверенность в собственном превосходстве.</text:p>
                  <text:p text:style-name="P122">Снисходительное отношение к другим.</text:p>
                </text:list-item>
                <text:list-item>
                  <text:p text:style-name="P122">Привлечение внимания.</text:p>
                  <text:p text:style-name="P122">Чрезмерные попытки привлечь внимание других и быть в центе внимания.</text:p>
                  <text:p text:style-name="P122">Поиск восхищения.</text:p>
                </text:list-item>
              </text:list>
            </text:list-item>
          </text:list>
        </text:list-item>
        <text:list-item>
          <text:p text:style-name="P122">Вышеперечисленные личностные нарушения стабильны во времени и проявляются в разных жизненных ситуациях.</text:p>
        </text:list-item>
        <text:list-item>
          <text:p text:style-name="P122">Вышеперечисленные личностные нарушения не соответствуют культурной среде.</text:p>
        </text:list-item>
        <text:list-item>
          <text:p text:style-name="P122">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2"><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text:span text:style-name="T17">Нарцисс, в силу своего патологического себялюбия, не станет зарабатывать уважение у </text:span><text:span text:style-name="T59">«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его жертва может начать стыдиться собственных заслуг, продолжая идеализировать своего деструктивного партнера.</text:p>
      <text:p text:style-name="P2">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0"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9425314" text:continue-list="list39422789" text:style-name="список_20_перечисление">
        <text:list-item>
          <text:p text:style-name="P123">необоснованная критика или презрение по отношению к собеседнику;</text:p>
        </text:list-item>
        <text:list-item>
          <text:p text:style-name="P123">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3">конфликтность, раздражительность и упрямство при необходимости выполнять нежелательные задачи;</text:p>
        </text:list-item>
        <text:list-item>
          <text:p text:style-name="P123">намеренно плохая или медленная работа при выполнении нежелательных задач;</text:p>
        </text:list-item>
        <text:list-item>
          <text:p text:style-name="P123">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3">избегающее поведение при выполнении обязательств, которое оправдывается забывчивостью;</text:p>
        </text:list-item>
        <text:list-item>
          <text:p text:style-name="P123">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7" text:outline-level="3"><text:bookmark-start text:name="Pochiemu_ia_"/>Почему я?<text:bookmark-end text:name="Pochiemu_ia_"/></text:h>
      <text:p text:style-name="P6">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2">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2">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6">Нет смысла перечислять все уже перечисленное, чтобы понять — вы не абы кто с улицы, а самодостаточная и интересная личность.</text:p>
      <text:p text:style-name="P2">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2">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2">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6">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2"><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0">* * *</text:p>
      <text:p text:style-name="P2">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2">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6">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2">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6">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6"><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2">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6">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8">* * *</text:p>
      <text:p text:style-name="P6">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6">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2">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2">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2">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406766" text:continue-list="list39420386" text:style-name="диалог">
        <text:list-item>
          <text:p text:style-name="P97">Ты просто его не знаешь! — защищала я любимого парня.</text:p>
        </text:list-item>
      </text:list>
      <text:p text:style-name="P51">* * *</text:p>
      <text:p text:style-name="P6">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2">Давайте вспомним ранее описанный диалог, где я задаю своему бывшему парню вопрос:</text:p>
      <text:list xml:id="list39408899" text:continue-numbering="true" text:style-name="диалог">
        <text:list-item>
          <text:p text:style-name="P94">Есть ли что-то, что я должна знать?..</text:p>
        </text:list-item>
      </text:list>
      <text:p text:style-name="P2">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412903" text:continue-numbering="true" text:style-name="диалог">
        <text:list-item>
          <text:p text:style-name="P94">Ты вокруг меня плетешь какую-то западню...</text:p>
        </text:list-item>
      </text:list>
      <text:p text:style-name="P2">Это не прямой ответ. Это вообще не ответ, что же это <text:span text:style-name="T1">насторожило</text:span> не меня?</text:p>
      <text:p text:style-name="P2"><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2">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В последствии, задавая вопросы, намекая и уточняя, я получала все новые ответы:</text:p>
      <text:list xml:id="list39410560" text:continue-numbering="true" text:style-name="диалог">
        <text:list-item>
          <text:p text:style-name="P94">Я ничего такого не делал...</text:p>
        </text:list-item>
        <text:list-item>
          <text:p text:style-name="P94">Каждый справляется с болью по разному...</text:p>
        </text:list-item>
        <text:list-item>
          <text:p text:style-name="P94">Я был на четырех свиданиях...</text:p>
        </text:list-item>
        <text:list-item>
          <text:p text:style-name="P94">Да, я трахаться хотел...</text:p>
        </text:list-item>
      </text:list>
      <text:p text:style-name="P6">Чуть больше часа + одинаковые вопросы = море информации — вот такой прекрасный метод узнать правду.</text:p>
      <text:p text:style-name="P6"><text:soft-page-break/>К слову, сначала он сказал, что был на двух свиданиях, но потом, в ходе разговора запутался, и выдал уже другую цифру — 4.</text:p>
      <text:p text:style-name="P50">* * *</text:p>
      <text:p text:style-name="P6">Как же не попасться в эту ловушку снова?</text:p>
      <text:p text:style-name="P6">Здесь я бы хотела уделить особое внимание одной очень полезной штуке. Эта штука есть у каждого из нас, но мы почти не умеем ею пользоваться.</text:p>
      <text:p text:style-name="P6">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6">Поговорим об интуиции.</text:p>
      <text:p text:style-name="P2"><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8">Логика — сознание — рационализм.</text:p>
      <text:p text:style-name="P6">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8">Интуиция — подсознание — инстинкт.</text:p>
      <text:p text:style-name="P6">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6">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6">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6">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6">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2"><text:soft-page-break/><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39413403" text:continue-numbering="true" text:style-name="диалог">
        <text:list-item>
          <text:p text:style-name="P97">Я так и знала! — говорим мы часто. Но поздно.</text:p>
        </text:list-item>
      </text:list>
      <text:p text:style-name="P6">И вот интересно — откуда знала? Ответить сложно, но ведь знала же!</text:p>
      <text:p text:style-name="P6">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6">Главное условие — прислушаться к ней.</text:p>
      <text:p text:style-name="P6">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6">Так-то.</text:p>
      <text:p text:style-name="P6"><text:soft-page-break/>Стало быть, первое и самое главное правило — если кажется, то не кажется! Не пытайтесь оправдывать свои опасения.</text:p>
      <text:p text:style-name="P50">* * *</text:p>
      <text:p text:style-name="P6">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6">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2">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2">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6"><text:soft-page-break/>Понятно, что вы не будете его бить по шее, но мама в детстве так и делала, когда он нашкодит, поэтому он ее прячет.</text:p>
      <text:p text:style-name="P2"><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2">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2">Он спрячет от вас взгляд, но будет стараться говорить как можно убедительнее, рассуждая в слух.</text:p>
      <text:p text:style-name="P2"><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6">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6">И вот все это очень сложно. Представьте себе, если человек врёт постоянно, как же понять, что он врет, если это его привычное поведение?</text:p>
      <text:p text:style-name="P2">Вот и получается первый совет по противостоянию лжи и ложности в поведении:</text:p>
      <text:p text:style-name="P6">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6">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6">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6"><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5"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7" text:outline-level="3">Делегирование<text:bookmark-start text:name="Diemonstrativnoie_ighnorirovaniie_sobstv"/> собственных обязательств<text:bookmark-end text:name="Diemonstrativnoie_ighnorirovaniie_sobstv"/></text:h>
      <text:p text:style-name="P2">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бвиняя вас в эксплуатации.</text:p>
      <text:p text:style-name="P2">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2">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2">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2">Его инфантильность в бытовых вопросах очень раздражает вас. Вам кажется, что он просто издевается! Вы зли<text:soft-page-break/>тесь, а он изображает искреннее непонимание вашего раздражения.</text:p>
      <text:list xml:id="list39424915" text:continue-numbering="true" text:style-name="диалог">
        <text:list-item>
          <text:p text:style-name="P94">Я же вынес мусор! Тебе что, сложно самой шкаф передвинуть!?</text:p>
        </text:list-item>
      </text:list>
      <text:p text:style-name="P2">Призвать его на помощь — значит получить его осуждение. Он скажет, что вы вечно его пилите, забираете его свободу, мешаете жить и т. д.</text:p>
      <text:p text:style-name="P2"/>
      <text:p text:style-name="P35">Противостояние:</text:p>
      <text:p text:style-name="P2">Пристыдить.</text:p>
      <text:list xml:id="list39422563" text:continue-numbering="true" text:style-name="диалог">
        <text:list-item>
          <text:p text:style-name="P94">Мне пришлось попросить соседа Петю починить кран. Кстати, он сказал, что может научить тебя это делать.</text:p>
        </text:list-item>
      </text:list>
      <text:p text:style-name="P2">Это хороший способ заставить вашего партнера «шевелиться». Этим вы дадите ему понять, что его авторитет пошатнулся, что может оказаться очень болезненным осознанием, и он попытается во что бы то ни стало вернуть свою значимость для вас.</text:p>
      <text:p text:style-name="P2">Задача женщины в отношениях — раскрыть сильные стороны мужчины! Однако, когда имеешь дело со слабохарактерным партнером, вы просто не видите те сильные стороны, которые хотели бы в нем развить.</text:p>
      <text:p text:style-name="P2">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text:soft-page-break/>гими словами, сделать все самой для вас является лучшим вариантом, и вы действуете самостоятельно.</text:p>
      <text:p text:style-name="P2">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2">Попробуйте представить вашу жизнь без него. Что изменится? Список ваших ежедневных дел, ваших проблем увеличится или сократится? Если второе, то тут просто нужно сделать вывод.</text:p>
      <text:h text:style-name="P87" text:outline-level="3"><text:bookmark-start text:name="Gazlaitingh_"/>Газлайтинг<text:bookmark-end text:name="Gazlaitingh_"/></text:h>
      <text:p text:style-name="P2">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9433102"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
      <text:p text:style-name="P2">Если вы вспоминаете факт из вашей жизни, например:</text:p>
      <text:list xml:id="list39435055" text:continue-numbering="true" text:style-name="диалог">
        <text:list-item>
          <text:p text:style-name="P94">Помнишь, ты мне как-то сказал, что &lt;...&gt;?</text:p>
        </text:list-item>
      </text:list>
      <text:p text:style-name="P2">А вам отвечают:</text:p>
      <text:list xml:id="list39409433" text:continue-numbering="true" text:style-name="диалог">
        <text:list-item>
          <text:p text:style-name="P94">Я такого не говорил!</text:p>
        </text:list-item>
      </text:list>
      <text:p text:style-name="P2">Или:</text:p>
      <text:list xml:id="list39417447" text:continue-numbering="true" text:style-name="диалог">
        <text:list-item>
          <text:p text:style-name="P94">Не было такого. Что ты придумываешь!</text:p>
        </text:list-item>
      </text:list>
      <text:p text:style-name="P2">Это газлайтинг чистой воды!</text:p>
      <text:p text:style-name="P2">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39410955" text:continue-numbering="true" text:style-name="диалог">
        <text:list-item>
          <text:p text:style-name="P94">Ты что — сумасшедшая?!</text:p>
        </text:list-item>
      </text:list>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Такая форма общения действительно может развить серьезные психологические проблем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2">Во-первых: этот человек должен быть близким для вас. Вы к нему, как минимум, расположены (С чего бы это ему причинять мне зло?).</text:p>
      <text:p text:style-name="P2">Во-вторых: обычно он не интересуется вашим мнением или состоянием — он просто отвергает его (Не придумывай! Тебе показалось!).</text:p>
      <text:p text:style-name="P2">В-третьих: этот человек не задает вам вопросы, а лишь настаивает на своем, убеждая в этом вас (Я же знаю, что тебе нравится! Да нравится же! Ну чего ты врешь?!).</text:p>
      <text:p text:style-name="P2">Вы начинаете в себе сомневаться если вас:</text:p>
      <text:list xml:id="list39436902" text:continue-list="list39425314" text:style-name="список_20_перечисление">
        <text:list-item>
          <text:p text:style-name="P96">запугивают и шантажируют (Я не буду с тобой разговаривать, если ты продолжишь говорить этот бред!)</text:p>
        </text:list-item>
        <text:list-item>
          <text:p text:style-name="P96">держат в напряжении (Ну посмотрим, как ты будешь стараться! Что-то я сомневаюсь!)</text:p>
        </text:list-item>
        <text:list-item>
          <text:p text:style-name="P96"><text:soft-page-break/>оказывают давление (Если ты это не сделаешь, то значит не любишь меня!)</text:p>
        </text:list-item>
        <text:list-item>
          <text:p text:style-name="P96">внушают (Говорю тебе! С тобой не все в порядке!)</text:p>
        </text:list-item>
        <text:list-item>
          <text:p text:style-name="P96">кодируют путем постоянного повторения (Ты понимаешь, что так поступают/такое говорят только ненормальные!)</text:p>
        </text:list-item>
      </text:list>
      <text:p text:style-name="P2">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2"/>
      <text:p text:style-name="P35">Противостояние:</text:p>
      <text:p text:style-name="P2">Развивайте в себе способность понимать свои чувства и доверять им. Все, что вы услышали и увидели — правда. Вам не кажется! Не позволяйте никому вселять в вас сомнения в вашей правоте.</text:p>
      <text:p text:style-name="P2">Вам вечно что-то пытаются внушить относительно вашей нормальности, и вы действительно начинаете <text:span text:style-name="T57">сомневаться</text:span> в себе. Почему так происходит? Дело в том, что в тот момент, когда вам в очередной раз говорят, что с вами не все в порядке, вы в первую очередь, проверяете эти факты в своей голове. Чем чаще вам намекают на вашу ненормальность, тем чаще вы <text:span text:style-name="T1">допускаете</text:span><text:span text:style-name="T4"> вероятность того, что это может быть правдой.</text:span></text:p>
      <text:p text:style-name="P2">Вместо того, чтобы пытаться перепроверить эти факты у себя в голове, сразу делайте выводы:</text:p>
      <text:list xml:id="list39408044" text:continue-list="list39410955" text:style-name="диалог">
        <text:list-item>
          <text:p text:style-name="P94"><text:soft-page-break/>Мне это нравится? — Нет.</text:p>
        </text:list-item>
        <text:list-item>
          <text:p text:style-name="P94">Я это слышала/видела? — Да.</text:p>
        </text:list-item>
      </text:list>
      <text:p text:style-name="P2">Таким образом вы избавитесь от сомнений в реальности этих фактов.</text:p>
      <text:p text:style-name="P2">Отстаивайте свою точку зрения. Описывайте свои чувства:</text:p>
      <text:list xml:id="list39421007" text:continue-numbering="true" text:style-name="диалог">
        <text:list-item>
          <text:p text:style-name="P94">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432129" text:continue-numbering="true" text:style-name="диалог">
        <text:list-item>
          <text:p text:style-name="P94">Ты что, хочешь сказать, что я сумасшедшая?!</text:p>
        </text:list-item>
      </text:list>
      <text:p text:style-name="P48">*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text:soft-page-break/>Интересный момент: специалисты советуют <text:span text:style-name="T1">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2">Что же касается абьюзера, то тут важно понять, что он вряд ли, проснувшись однажды утром, осознает всю силу своей жестокости по отношению к вам и остановится. Поэтому очень важно с этого момента держать дистанцию и не позволять уме проникать в ваши мысли. От таких людей я настойчиво советую вам держаться подальше!</text:p>
      <text:h text:style-name="P87" text:outline-level="3"><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 Поверьте, если он знает, что выгоды нет (кто же хочет напрягаться?), он не станет потакать вашим «глупым идеям».</text:p>
      <text:p text:style-name="P2">Абьюзер не способен выслушать вас и ему не интересно обсуждать ваши отношения. Он упрекает вас в сверхчувствительности, блокирует ваши эмоции и объясняет это тем, что вы преувеличиваете. Он всячески пытается спрыг<text:soft-page-break/>нуть с темы, перебивает, высмеивает и иронизирует над вашими чувствами или вовсе игнорирует их.</text:p>
      <text:list xml:id="list39417161"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2">Он надевает свое дежурное <text:span text:style-name="T1">Лицо </text:span><text:span text:style-name="T4">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1">он спрыгнул с темы</text:span>.</text:p>
      <text:list xml:id="list39409485" text:continue-numbering="true" text:style-name="диалог">
        <text:list-item>
          <text:p text:style-name="P94">Я не буду разговаривать об этом. Это полный бред! Ты хоть слышишь себя?</text:p>
        </text:list-item>
      </text:list>
      <text:p text:style-name="P2">И вот вы пытаетесь понять, что же «такого» вы сказали не так. Вы оправдываетесь, пытаетесь объясниться... — <text:span text:style-name="T1">он спрыгнул с темы</text:span>.</text:p>
      <text:list xml:id="list39434981" text:continue-numbering="true" text:style-name="диалог">
        <text:list-item>
          <text:p text:style-name="P94">В смысле?</text:p>
        </text:list-item>
      </text:list>
      <text:p text:style-name="P2">Он отвечает вопросом на вопрос, чем заставляет вас ответить, чтобы:</text:p>
      <text:list xml:id="list39407332" text:continue-list="list6931780237929852243" text:style-name="List_20_2">
        <text:list-item>
          <text:p text:style-name="P130"><text:span text:style-name="T23">а) придраться к вашему ответу и </text:span><text:span text:style-name="T28">спрыгнуть с темы</text:span><text:span text:style-name="T23">;</text:span></text:p>
        </text:list-item>
        <text:list-item>
          <text:p text:style-name="P100">б) успеть придумать что-то пока вы повторяете свой вопрос, что позволит ему спрыгнуть с темы.</text:p>
        </text:list-item>
      </text:list>
      <text:p text:style-name="P2">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2">При любого рода разногласиях от вас требуют идти на компромиссы, но сам манипулятор не готов идти на них. В ходе <text:span text:style-name="T1">выносящего мозг спора</text:span>, вы все-таки прогибаетесь, <text:soft-page-break/>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вести диалог, вы 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
      <text:p text:style-name="P2"><text:span text:style-name="T9">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 Если вы для себя хотите понять его отношение к обсуждаемой проблеме, то задавайте ему вопросы?</text:p>
      <text:list xml:id="list39420803" text:continue-list="list39434981" text:style-name="диалог">
        <text:list-item>
          <text:p text:style-name="P94">Скажи мне, тебе правда неинтересно, в какой школе будет учится твой сын?</text:p>
        </text:list-item>
        <text:list-item>
          <text:p text:style-name="P94">Откуда генерируются твои отговорки? Или может ты думаешь, что, уходя от этой темы, этот вопрос решиться сам собой?</text:p>
        </text:list-item>
      </text:list>
      <text:p text:style-name="P2">Когда он попытается соскочить с темы, скажите:</text:p>
      <text:list xml:id="list39406852" text:continue-numbering="true" text:style-name="диалог">
        <text:list-item>
          <text:p text:style-name="P94">Кстати, это тоже интересный момент, но давай мы его обсудим после. Вернемся к сути.</text:p>
        </text:list-item>
      </text:list>
      <text:p text:style-name="P2"><text:soft-page-break/>Он не сможет вас упрекнуть в равнодушии к его мнению и вы вернете разговор в нужное русло.</text:p>
      <text:p text:style-name="P2">Однако, если вопрос действительно очень важен и откладывать его неблагоразумно, то демонстративно просите помощи у других людей! 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Если вы — человек с обостренным чувством справедливости, то вы можете дать мощный отпор своему деструктивному партнеру. Ваша агрессия в таком случае будет доброкачественной, ведь вы никогда не нападаете первым.</text:p>
      <text:p text:style-name="P2">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7" text:outline-level="3">Изоляция жертвы от ее окружения</text:h>
      <text:p text:style-name="P2">Изоляция жертвы проявляется в трех направлениях:</text:p>
      <text:h text:style-name="Heading_20_4" text:outline-level="4"><text:span text:style-name="T23">1. Он всячески заполняет ваше время собой и своим окружением.</text:span></text:h>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постепенно вы <text:span text:style-name="T1">пропадаете</text:span> из своей компании, и уже через какое-то время окружение вашего партнера становится вашим.</text:p>
      <text:p text:style-name="P2"><text:span text:style-name="T23"/></text:p>
      <text:p text:style-name="P2"><text:span text:style-name="T9">Противостояние</text:span>:</text:p>
      <text:p text:style-name="P2">Не упускайте возможности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text:soft-page-break/>—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Heading_20_4" text:outline-level="4"><text:span text:style-name="T23">2. Он воздействует на ваше мнение о ваших близких.</text:span></text:h>
      <text:p text:style-name="P31"><text:span text:style-name="T23">Это может быть ваша близкая подруга:</text:span></text:p>
      <text:list xml:id="list394073321" text:continue-numbering="true" text:style-name="диалог">
        <text:list-item>
          <text:p text:style-name="P94">Твоя Машка как-то странно на меня посмотрела... А вы давно с ней дружите?...</text:p>
        </text:list-item>
      </text:list>
      <text:p text:style-name="P2">После такого замечания вы, наверняка, постараетесь оградить вашего партнера от <text:span text:style-name="T43">&lt;</text:span><text:span text:style-name="T57">каких-то </text:span><text:span text:style-name="T13">не таких</text:span><text:span text:style-name="T43">&gt; </text:span><text:span text:style-name="T13">взглядах Маши. Теперь ваше с ней общение может свестись к минимуму.</text:span></text:p>
      <text:p text:style-name="P2"><text:span text:style-name="T13">Это может быть ваш друг:</text:span></text:p>
      <text:list xml:id="list39432403" text:continue-numbering="true" text:style-name="диалог">
        <text:list-item>
          <text:p text:style-name="P94">Мне не нравится, что Петя на тебя постоянно смотрит. Я видел, как ты с ним кокетничала...</text:p>
        </text:list-item>
      </text:list>
      <text:p text:style-name="P2">Петю ждет та же участь, что и Машу — вы перестаете общаться с Петей, дабы избежать ревности вашего партнера.</text:p>
      <text:p text:style-name="P2">Это могут быть ваши близкие родственники:</text:p>
      <text:list xml:id="list39423056" text:continue-numbering="true" text:style-name="диалог">
        <text:list-item>
          <text:p text:style-name="P94">Мне кажется, что я не нравлюсь твое маме/сестре... (обычно такие посылы сопровождаются необоснованными придирками к поведению человека по отношению к нему)</text:p>
        </text:list-item>
      </text:list>
      <text:p text:style-name="P2"><text:soft-page-break/>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2"><text:span text:style-name="T8">Все желают вам зла, завидуют вам, но только не он! Он как раз оберегает вас от всех злых людей! О</text:span><text:bookmark-start text:name="Izoliatsiia_zhiertvy_ot_ieie_okruzhienii"/><text:span text:style-name="T8">н </text:span><text:bookmark-end text:name="Izoliatsiia_zhiertvy_ot_ieie_okruzhienii"/><text:span text:style-name="T8">ссорится или ссорит вас с людьми, которые по особому вам близки, тем самым </text:span>лишая вас поддержки вашего окружения на случай (а это неизбежно), когда она вам может понадобиться.</text:p>
      <text:p text:style-name="P2">При этом, вы не услышите прямых запретов, типа:</text:p>
      <text:list xml:id="list39423536" text:continue-numbering="true" text:style-name="диалог">
        <text:list-item>
          <text:p text:style-name="P117"><text:span text:style-name="T23">Я не хочу, чтобы ты с </text:span><text:span text:style-name="T37">Машей</text:span><text:span text:style-name="T40"> </text:span><text:span text:style-name="T37">общалась!</text:span></text:p>
        </text:list-item>
      </text:list>
      <text:p text:style-name="Text_20_body"><text:span text:style-name="T2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span></text:p>
      <text:p text:style-name="Text_20_body"><text:span text:style-name="T23"/></text:p>
      <text:p text:style-name="P2"><text:span text:style-name="T9">Противостояние</text:span>:</text:p>
      <text:p text:style-name="P2">Не верьте ничему, в чем не нашли подтверждения! Верьте своим глазам и ушам!</text:p>
      <text:p text:style-name="P2">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лишь его слова, я советую вам не отказываться от общения с вашими друзьями!</text:p>
      <text:h text:style-name="Heading_20_4" text:outline-level="4"><text:soft-page-break/><text:span text:style-name="T23">3. Он </text:span><text:span text:style-name="T30">воздействует </text:span><text:span text:style-name="T23">на ваше окружение.</text:span></text:h>
      <text:p text:style-name="Text_20_body"><text:span text:style-name="T23">Он настолько хорош, что ваши подруги вам завидуют белой завистью, вашим родителям он безумно нравится, ухажеры отступают перед серьезным конкурентом. Ваш партнер опутывает липкой паутиной ваше окружение, всячески стараясь при этом угодить им всем. Вы спросите меня, разве это плохо?</text:span></text:p>
      <text:p text:style-name="Text_20_body"><text:span text:style-name="T2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span></text:p>
      <text:p text:style-name="Text_20_body"><text:span text:style-name="T23">Таким человеком руководят определенные цели... или вы все еще думаете, что вам кажется?</text:span></text:p>
      <text:p text:style-name="Text_20_body"><text:span text:style-name="T23">Так вот, его цель — это помешать вам на пути к отступлению. В случае возникновения проблем с вашим деструктивным партнером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ваши жалобы на «идеального» партнера будут расценены, как ваша минутная слабость. Другими словами, вам никто не поверит, что с таким прекрасным человеком, как он могут быть проблемы.</text:span></text:p>
      <text:p text:style-name="Text_20_body"><text:span text:style-name="T23"/></text:p>
      <text:p text:style-name="P2"><text:span text:style-name="T9">Противостояние</text:span><text:span text:style-name="T23">:</text:span></text:p>
      <text:p text:style-name="P2"><text:soft-page-break/>Нас с детства учили, что «сор из избы не выносят». Выносят!</text:p>
      <text:p text:style-name="P2">Если процесс психологического давления уже действует на вас и вы в этом уверены, не говорите прямым текстом об этом — вам не поверят! Я знаю, о чем говорю! Мои мама, сестра и друзья до последнего были уверены, что мы прекрасная гармоничная пара, вплоть до тех пор, пока мы не разошлись и не началась эта грязная эпопея с деньгами и с его «Я ее никогда не любил!» Однако, заговори о своих проблемах раньше, я бы не осталась наедине со своей проблемой и смогла бы избежать всего этого морального истощения!</text:p>
      <text:p text:style-name="P2">Попробуйте намекнуть родителям о том, что он цветов давно не дарил, обидел вас вчера и на прошлой неделе... Говорите только правду, какая бы она ни была. В последствии это поможет вам избежать стандартных вопросов типа:</text:p>
      <text:list xml:id="list39437056" text:continue-numbering="true" text:style-name="диалог">
        <text:list-item>
          <text:p text:style-name="P94">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И «покапывайте», пока не заручитесь их поддержкой. Поверьте, с этих пор к нему начнут присматриваться повнимательнее или даже стать на вашу защиту. Так он поймет, что вы не один на один с ним.</text:p>
      <text:h text:style-name="P87" text:outline-level="3"><text:bookmark-start text:name="Passivnaia_aghriessiia__ighnorirovaniie_"/>Пассивная агрессия<text:bookmark-end text:name="Passivnaia_aghriessiia__ighnorirovaniie_"/></text:h>
      <text:p text:style-name="Text_20_body"><text:span text:style-name="T2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span></text:p>
      <text:p text:style-name="P2">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гает умение заставить вас чувствовать себя виноватой.</text:p>
      <text:p text:style-name="P2">Результат пассивной агрессии — это всегда сильное чувство вины жертвы.</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pan text:style-name="T2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oft-page-break/><text:span text:style-name="T23">дражение, поэтому он от них дистанцируется. Молча и без объяснений.</text:span></text:p>
      <text:p text:style-name="Text_20_body"><text:span text:style-name="T2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и слышите:</text:span></text:p>
      <text:list xml:id="list39407362" text:continue-numbering="true" text:style-name="диалог">
        <text:list-item>
          <text:p text:style-name="P117"><text:span text:style-name="T23">Я тут распинаюсь, а тебе все-равно?</text:span></text:p>
        </text:list-item>
      </text:list>
      <text:p text:style-name="Text_20_body"><text:span text:style-name="T23">Хотя только что, сам сделал то, в чем вас обвиняет. Ну, и конечно, обижается!</text:span></text:p>
      <text:h text:style-name="Heading_20_4" text:outline-level="4"><text:span text:style-name="T23">Обида.</text:span></text:h>
      <text:p text:style-name="P2">Часто он просто уходит без видимых на то причин, делая из вас «козла отпущения». Он надевает свое дежурное <text:span text:style-name="T1">Лицо</text:span> и уже в его взгляде вы читаете:</text:p>
      <text:list xml:id="list39411357" text:continue-numbering="true" text:style-name="диалог">
        <text:list-item>
          <text:p text:style-name="P94">Как ты могла?!</text:p>
        </text:list-item>
      </text:list>
      <text:p text:style-name="P2">Вы, априори, провинились, если сделали замечание, попросили помощи или просто хотите поговорить! </text:p>
      <text:p text:style-name="P2">Он может обидеться даже на то, что вы поступили вопреки его ожиданиям. Если в данный момент времени вы хотите не то, что хочет он — придется искупить свою вину.</text:p>
      <text:h text:style-name="Heading_20_4" text:outline-level="4">Внезапный бойкот.</text:h>
      <text:p text:style-name="P2"><text:soft-page-break/>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9435291" text:continue-numbering="true" text:style-name="диалог">
        <text:list-item>
          <text:p text:style-name="P94">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39405861" text:continue-numbering="true" text:style-name="диалог">
        <text:list-item>
          <text:p text:style-name="P94">Милый, ну скажи, что не так? Ну прости, если я тебя чем-то обидела!</text:p>
        </text:list-item>
      </text:list>
      <text:p text:style-name="P2">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2">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2">В следующую такую ситуацию вам обязательно напомнят:</text:p>
      <text:list xml:id="list39424565" text:continue-numbering="true" text:style-name="диалог">
        <text:list-item>
          <text:p text:style-name="P94">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9421034" text:continue-numbering="true" text:style-name="диалог">
        <text:list-item>
          <text:p text:style-name="P94"><text:soft-page-break/>Ты в прошлый раз тоже говорила, что не повторится!</text:p>
          <text:p text:style-name="P79">* * *</text:p>
        </text:list-item>
      </text:list>
      <text:p text:style-name="P2">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2">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2"/>
      <text:p text:style-name="P2"><text:span text:style-name="T9">Противостояние</text:span>:</text:p>
      <text:p text:style-name="P2">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431119" text:continue-numbering="true" text:style-name="диалог">
        <text:list-item>
          <text:p text:style-name="P94">Что, опять? Ну ок...</text:p>
        </text:list-item>
      </text:list>
      <text:p text:style-name="P2"><text:soft-page-break/>Я даже пыталась его вывести на чистую воду агрессивно... Много было испробовано... Не помогало ничего, даже:</text:p>
      <text:list xml:id="list39405826" text:continue-numbering="true" text:style-name="диалог">
        <text:list-item>
          <text:p text:style-name="P94">Ты обиделся на то, что не можешь оказать мне помощь?..</text:p>
        </text:list-item>
      </text:list>
      <text:p text:style-name="P2">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2">Во-вторых: настоящий мужчина не обижается! Соответственно, тот, кто обижается — не настоящий мужчина, а жалкая его пародия и нытик.</text:p>
      <text:p text:style-name="P2">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2">Если он отказывается говорить об этом, ок! Баба с воза — кобыле легче, как говорится. Главное, не повышайте тона, как бы сложно это ни было, и вас нельзя было упрекнуть в истерике. Если чувствуете, что начинаете по-настоящему нервничать — уходите! Разговор окончен!</text:p>
      <text:p text:style-name="P2">Не пытайтесь утешить его и сгладить ситуацию. Он не прав! А если считает, что не правы вы, то пусть имеет смелость сказать об этом вслух.</text:p>
      <text:h text:style-name="P8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 психологических триггерах, ваш парт<text:soft-page-break/>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2">Вы делитесь своими переживаниями, в последствии чего чувствуете уязвленность:</text:p>
      <text:list xml:id="list39407349" text:continue-numbering="true" text:style-name="диалог">
        <text:list-item>
          <text:p text:style-name="P94">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обнимает, причиняя боль.</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2">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2">К сожалению, для манипуляторов психологические триггеры служат средством манипуляции сознанием и поведе<text:soft-page-break/>нием людей. В различ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ы не можете.</text:p>
      <text:p text:style-name="P2"/>
      <text:p text:style-name="P2"><text:span text:style-name="T9">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42744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2"><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заставлять вас нервничать или напоминать о болезненных страданиях?</text:p>
      <text:p text:style-name="P2">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7" text:outline-level="3"><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2">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413296" text:continue-numbering="true" text:style-name="диалог">
        <text:list-item>
          <text:p text:style-name="P94">Это все, потому что я черный? — если ответ «Да», то это виктимблейминг.</text:p>
        </text:list-item>
      </text:list>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а.</text:p>
      <text:p text:style-name="P2">Примерами такой манипуляции являются:</text:p>
      <text:list xml:id="list39432137"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 тебе нужно было усерднее работать.</text:p>
        </text:list-item>
        <text:list-item>
          <text:p text:style-name="P94"><text:soft-page-break/>Твой кошелек украли из-за твоей невнимательности!</text:p>
        </text:list-item>
      </text:list>
      <text:p text:style-name="P2">Все подобные примеры подводятся итоговым приговором:</text:p>
      <text:list xml:id="list39413310" text:continue-numbering="true" text:style-name="диалог">
        <text:list-item>
          <text:p text:style-name="P94">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9406862" text:continue-numbering="true" text:style-name="диалог">
        <text:list-item>
          <text:p text:style-name="P94">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руку на свою женщину, так как она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text:soft-page-break/>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415363" text:continue-numbering="true" text:style-name="диалог">
        <text:list-item>
          <text:p text:style-name="P94">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когнитивные искажения <text:soft-page-break/>ни что иное, как результат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ее осуждают в том, что она терпела все это и не уш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Если же вам не пришлось вспоминать и вы узнали себя во всех этих примерах — вы стали жертвой виктимблейминга.</text:p>
      <text:p text:style-name="P2"/>
      <text:p text:style-name="P2"><text:span text:style-name="T9">Противостояние</text:span>:</text:p>
      <text:p text:style-name="P2">Первое правило — вы ни в чем не виноваты!</text:p>
      <text:p text:style-name="P2">Ничто не дает человеку право причинять материальный, физический или психологический вред другому. Нет таких причин!</text:p>
      <text:p text:style-name="P2"><text:soft-page-break/>Ни короткое платье, ни расстегнутая сумка, ни разбитая кружка или пересоленный суп не дает человеку право на причинение вам вреда!</text:p>
      <text:p text:style-name="P2">Об этом нужно говорить. Говорить громко и уверенно. Вслух!</text:p>
      <text:p text:style-name="P2">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415090" text:continue-numbering="true" text:style-name="диалог">
        <text:list-item>
          <text:p text:style-name="P94">То есть, если ты пересолила суп, то позволишь своему мужу ударить тебя?</text:p>
        </text:list-item>
        <text:list-item>
          <text:p text:style-name="P94">А как бы ты поступил — сказал человеку, что у него сумка расстегнута, или же украл его деньги?</text:p>
        </text:list-item>
        <text:list-item>
          <text:p text:style-name="P94">Ты хочешь сказать, что, если увидишь на улице девушку в короткой юбке, это даст тебе полное право изнасиловать ее?</text:p>
        </text:list-item>
      </text:list>
      <text:p text:style-name="P2">Если же речь идет о насилии, то вам необходимо обратиться в полицию, в кризисные центры, в центры помощи женщинам, или, как минимум, позвонить на горячюу линию!</text:p>
      <text:p text:style-name="P2">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2">Не исключено, что вы станете жертвой виктимблейминга со стороны тех, у кого просите помощь. Это, кстати, до<text:soft-page-break/>вольно частое явление, но это не должно вас останавливать.</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2">В общем-то выбор у вас небольшой — остаться совсем одной, или помочь себе. Действуйте!</text:p>
      <text:h text:style-name="P87" text:outline-level="3"><text:bookmark-start text:name="Vam_riedko_ustupaiut_ili_nie_ustupaiut_v"/>Вам редко уступают или не уступают вообще<text:bookmark-end text:name="Vam_riedko_ustupaiut_ili_nie_ustupaiut_v"/></text:h>
      <text:p text:style-name="P2"><text:span text:style-name="T9">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2">К чему я веду?</text:p>
      <text:p text:style-name="P2">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text:soft-page-break/>ются, смените манеру поведения в спорах — не отдавайте ничего просто так.</text:p>
      <text:p text:style-name="P2">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16">Не забывайте об объективных суждениях!</text:p>
      <text:p text:style-name="P2">«Если ..., то ...»</text:p>
      <text:p text:style-name="P2">Это довольно неплохая тактика, чтобы показать, что вы готовы уступать, и проверить, готовы ли уступать вам.</text:p>
      <text:p text:style-name="P2">Требуйте, раз уж это спор, объяснений его аргументации:</text:p>
      <text:list xml:id="list39411324" text:continue-numbering="true" text:style-name="диалог">
        <text:list-item>
          <text:p text:style-name="P94">Приведи мне хоть один достойный аргумент в пользу своей идеи, и тогда, возможно, мое мнение изменится.</text:p>
        </text:list-item>
      </text:list>
      <text:p text:style-name="P2">Не соглашайтесь с ним без таких объяснений. Это вполне справедливо и обосновано. Требовать объяснений — это же не преступление!</text:p>
      <text:p text:style-name="P2">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9436120" text:continue-list="list39436902" text:style-name="список_20_перечисление">
        <text:list-item>
          <text:p text:style-name="P118"><text:span text:style-name="T23">либо спор перейдет в русло конструктивного диалога,</text:span></text:p>
        </text:list-item>
        <text:list-item>
          <text:p text:style-name="P118"><text:span text:style-name="T23">либо он бежит с «поля боя»,</text:span></text:p>
        </text:list-item>
        <text:list-item>
          <text:p text:style-name="P118"><text:soft-page-break/><text:span text:style-name="T23">либо же, а это самый печальный вариант — на вас посыпятся оскорбления.</text:span></text:p>
        </text:list-item>
      </text:list>
      <text:p text:style-name="Text_20_body"><text:span text:style-name="T23">Возможно он будет таким агрессивным, 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span></text:p>
      <text:p text:style-name="Text_20_body"><text:span text:style-name="T23">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сделаете решительные действия в свою пользу.</text:span></text:p>
      <text:p text:style-name="Subtitle">* * *</text:p>
      <text:p text:style-name="P2">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2"><text:soft-page-break/>Один человек как-то сказал мне:</text:p>
      <text:list xml:id="list39436749" text:continue-list="list39411324" text:style-name="диалог">
        <text:list-item>
          <text:p text:style-name="P94">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9436734" text:continue-numbering="true" text:style-name="диалог">
        <text:list-item>
          <text:p text:style-name="P94">Кто-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2">А еще лучше, не делайте себе нервы!!! Ну, вы поняли)</text:p>
      <text:h text:style-name="P87" text:outline-level="3"><text:bookmark-start text:name="Patologhichieskaia_lozh___Vviedieniie_v_"/>Патологическая л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2">Ждать, ждать, ждать... и не получить ничего.</text:p>
      <text:p text:style-name="P2">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2">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 Но это потом.</text:p>
      <text:p text:style-name="P2">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2">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2">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2">Да, он пообещал и не выполнил. Для него ваше вполне справедливое желание получить обещанное — это лишь каприз, с которым он не считает важным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Text_20_body"><text:span text:style-name="T42"/></text:p>
      <text:p text:style-name="Text_20_body"><text:span text:style-name="T42">Противостояние</text:span><text:span text:style-name="T23">:</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text:span text:style-name="T1">им</text:span>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39422127" text:continue-numbering="true" text:style-name="диалог">
        <text:list-item>
          <text:p text:style-name="P94">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9422349" text:continue-numbering="true" text:style-name="диалог">
        <text:list-item>
          <text:p text:style-name="P94">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438371" text:continue-numbering="true" text:style-name="диалог">
        <text:list-item>
          <text:p text:style-name="P94">Окей. Поживи пока у друзей/родителей, а вещи собери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2">Пообещайте ему что-то, что ему может очень понравиться, например:</text:p>
      <text:list xml:id="list39436866" text:continue-numbering="true" text:style-name="диалог">
        <text:list-item>
          <text:p text:style-name="P94"><text:soft-page-break/>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9421424" text:continue-numbering="true" text:style-name="диалог">
        <text:list-item>
          <text:p text:style-name="P94">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414195" text:continue-numbering="true" text:style-name="диалог">
        <text:list-item>
          <text:p text:style-name="P94">Дорогой, ну кому, как не тебе меня понять!? Кран-то до сих пор течет, хотя ты еще неделю назад обещал его починить...</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Heading_20_4" text:outline-level="4"><text:span text:style-name="T23">Ложь</text:span>.</text:h>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text:soft-page-break/>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2"><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театре одного актера:</text:p>
      <text:list xml:id="list39428923" text:continue-list="list39436120" text:style-name="список_20_перечисление">
        <text:list-item>
          <text:p text:style-name="P118">альфа-самец — образ парня, пользующийся успехом у женщин. Хвастовство;</text:p>
        </text:list-item>
        <text:list-item>
          <text:p text:style-name="P118"><text:soft-page-break/>жертва — образ, который вечно ноет о том, как его пилит стерва-девушка;</text:p>
        </text:list-item>
        <text:list-item>
          <text:p text:style-name="P118">обаяшка — образ парня, который безумно любит свою девушку и демонстрирует это широкой публике;</text:p>
        </text:list-item>
        <text:list-item>
          <text:p text:style-name="P118">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18">бездушная сволочь — образ парня обаяшки, только наедине с вами;</text:p>
        </text:list-item>
        <text:list-item>
          <text:p text:style-name="P118">«Великийвсегдаправ!» — маска для получения повиновения;</text:p>
        </text:list-item>
        <text:list-item>
          <text:p text:style-name="P118">«у меня не получается» — маска для жалости;</text:p>
        </text:list-item>
        <text:list-item>
          <text:p text:style-name="P118">немой — когда не придумал, что сказать, но унизить хочется... и т. д.</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2">Считаю и убеждена, что пытаться оправдать подлые поступки благими намерениями так же омерзительно, как и эти совершать их!</text:p>
      <text:p text:style-name="P2">Вы наверное спросите, что же делает «Оправдывание» в разделе «Патологическая ложь»...</text:p>
      <text:p text:style-name="P2"><text:soft-page-break/>Оправдываясь, человек пытается поведать окружающим о причинах такого поведения! Что он «хотел как лучше» или «не знал, что все так обернется»... Что касается манипуляторов, то, уж поверьте мне, все они знают!</text:p>
      <text:p text:style-name="P2">«Да, я потрахаться хотел» — это оправдание красноречивее меня опишет весь абсурд его поступков.</text:p>
      <text:p text:style-name="P2">Он не «хотел как лучше», он поступил так, как хотел! Точка! Не потому, что «не знал, к чему это приведет», а потому, что даже не задумался об этом. Вся ирония в том, что он просто не может контролировать свои желания.</text:p>
      <text:p text:style-name="P2">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2">Он предал партнера. И не потому, что «не знал, к чему это приведет», а потому, что сумма, которую он хотел получить, ослепила его.</text:p>
      <text:p text:style-name="P2">Он будет говорить, что сказал, не подумав. Но, при этом, будьте уверены в том, что он <text:span text:style-name="T1">сказал именно то, что хотел</text:span>! Ложью будет являться его <text:span text:style-name="T10">оправдание</text:span>!</text:p>
      <text:p text:style-name="P2"/>
      <text:p text:style-name="P2"><text:span text:style-name="T9">Противостояние</text:span>:</text:p>
      <text:p text:style-name="P2">Здесь я не буду говорить о том, как бороться с ложью. Я не приведу вам 10 советов о том, как перевоспитать лжеца. Я не призову вас обличать даже самую мелкую его ложь, наказывать его, стыдить...</text:p>
      <text:p text:style-name="P2">Сейчас я оборачиваюсь назад и вижу одно — человека, от которого нужно просто держаться подальше.</text:p>
      <text:p text:style-name="P2"><text:soft-page-break/>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2">Теперь осталось только понять, с кем вы ложитесь в постель каждый вечер.</text:p>
      <text:p text:style-name="P2"/>
      <text:h text:style-name="P87" text:outline-level="3"><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433380" text:continue-list="list39414195" text:style-name="диалог">
        <text:list-item>
          <text:p text:style-name="P94">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9436576" text:continue-numbering="true" text:style-name="диалог">
        <text:list-item>
          <text:p text:style-name="P94">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9430531" text:continue-numbering="true" text:style-name="диалог">
        <text:list-item>
          <text:p text:style-name="P94">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2"><text:soft-page-break/>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
      <text:p text:style-name="P2"><text:span text:style-name="T9">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425802" text:continue-numbering="true" text:style-name="диалог">
        <text:list-item>
          <text:p text:style-name="P94">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9430623" text:continue-numbering="true" text:style-name="диалог">
        <text:list-item>
          <text:p text:style-name="P94">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9432406" text:continue-numbering="true" text:style-name="диалог">
        <text:list-item>
          <text:p text:style-name="P94">Ты что, жаловался Маше/Пете на меня?</text:p>
        </text:list-item>
      </text:list>
      <text:p text:style-name="P2">Ну или пристыдить в распускании слухов о вашей паре:</text:p>
      <text:list xml:id="list39430271"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Так вы попытаетесь узнать, что у него в голове, и, возможно, даже узнаете.</text:p>
      <text:h text:style-name="P87" text:outline-level="3"><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2">Другими словами, при воспитании ребенка родители выдвигали сразу два одновременно невыполнимых или противоречивых послания...:</text:p>
      <text:list xml:id="list39418633"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2">...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9418188" text:continue-numbering="true" text:style-name="диалог">
        <text:list-item>
          <text:p text:style-name="P94">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9417241" text:continue-numbering="true" text:style-name="диалог">
        <text:list-item>
          <text:p text:style-name="P94">Главное, что хорошо тебе! Вот это самое главное!</text:p>
        </text:list-item>
      </text:list>
      <text:p text:style-name="P2">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407975" text:continue-numbering="true" text:style-name="диалог">
        <text:list-item>
          <text:p text:style-name="P94"><text:soft-page-break/>Ты все придумываешь. Я такого не говорил...</text:p>
        </text:list-item>
      </text:list>
      <text:p text:style-name="P2">Потом висхолдинг:</text:p>
      <text:list xml:id="list39414297"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9420196" text:continue-numbering="true" text:style-name="диалог">
        <text:list-item>
          <text:p text:style-name="P94">Вчера ты тоже говорила, что не хочешь ругаться, но, тем не менее мы поругались...</text:p>
        </text:list-item>
      </text:list>
      <text:p text:style-name="P2">Конечно, без триангуляции никуда:</text:p>
      <text:list xml:id="list394302251" text:continue-numbering="true" text:style-name="диалог">
        <text:list-item>
          <text:p text:style-name="P94">Да все говорят, что ты просто неурав­новешенная...</text:p>
        </text:list-item>
      </text:list>
      <text:p text:style-name="P2">И в заключение, виктимблейминг:</text:p>
      <text:list xml:id="list39419595" text:continue-numbering="true" text:style-name="диалог">
        <text:list-item>
          <text:p text:style-name="P94">Хватит ныть! Сидела бы молча — ничего бы этого не было!..</text:p>
        </text:list-item>
      </text:list>
      <text:p text:style-name="P51">*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8"><text:soft-page-break/>* * *</text:p>
      <text:p text:style-name="Text_20_body"><text:span text:style-name="T2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9429257" text:continue-numbering="true" text:style-name="диалог">
        <text:list-item>
          <text:p text:style-name="P94">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94076811" text:continue-numbering="true" text:style-name="диалог">
        <text:list-item>
          <text:p text:style-name="P94">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text:soft-page-break/>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9415039" text:continue-numbering="true" text:style-name="диалог">
        <text:list-item>
          <text:p text:style-name="P94">Если ты пригласишь всех друзей, то это вызовет дискомфорт.</text:p>
        </text:list-item>
      </text:list>
      <text:p text:style-name="P2">То есть:</text:p>
      <text:list xml:id="list39424769" text:continue-numbering="true" text:style-name="диалог">
        <text:list-item>
          <text:p text:style-name="P94"><text:span text:style-name="T1">Я не хочу</text:span>, чтобы ты приглашала всех друзей...</text:p>
        </text:list-item>
      </text:list>
      <text:p text:style-name="P2">Этот подтекст является скрытым (или пассивным) запретом, и его очень сложно отследить, ведь жертва изначально видит только такие намерения:</text:p>
      <text:list xml:id="list39409780" text:continue-numbering="true" text:style-name="диалог">
        <text:list-item>
          <text:p text:style-name="P94">Я хочу, чтобы всем было комфортно.</text:p>
        </text:list-item>
      </text:list>
      <text:p text:style-name="P2">Я тогда и подумать не могла, что, на самом деле, как оказалось, должно быть комфортно только ему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427364" text:continue-numbering="true" text:style-name="диалог">
        <text:list-item>
          <text:p text:style-name="P94">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Ты слишком умная/красивая/талантливая... Тебе надо быть хуже, чтобы я был достойным тебя!)</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text:soft-page-break/>Занимаешься спортом — хочешь, чтоб парни на твою накачанную попку смотрели? / Не занимаешься — лентяйка и жопа у тебя жирная!</text:p>
        </text:list-item>
        <text:list-item>
          <text:p text:style-name="P94">Ей только обнимашки и нужны! / Она вообще не обращает на меня внимание!</text:p>
        </text:list-item>
        <text:list-item>
          <text:p text:style-name="P94">Мне нравятся умные девушки! / Она что думает, что она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А чем тебе старые не нравятся?</text:p>
        </text:list-item>
      </text:list>
      <text:p text:style-name="P15"><text:span text:style-name="T9"/></text:p>
      <text:p text:style-name="P15"><text:span text:style-name="T9">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39427501" text:continue-numbering="true" text:style-name="диалог">
        <text:list-item>
          <text:p text:style-name="P94">Ты у меня такая красивая! Фу!</text:p>
        </text:list-item>
      </text:list>
      <text:p text:style-name="P2">Не ищите только хороший смысл в его словах — это лишь прикрытие его истинных намерений. Уйти — это единственный надежный способ избавиться от воздействий <text:soft-page-break/>дабл байндов. Главное верить в себя! К сожалению, здесь мне нечего больше добавить.</text:p>
      <text:h text:style-name="P87" text:outline-level="3">«Да, но &lt;...&gt;»<text:line-break/>(в доп. к описанию дабл байнда)</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438139" text:continue-numbering="true" text:style-name="диалог">
        <text:list-item>
          <text:p text:style-name="P117"><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4">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text:p>
      <text:p text:style-name="P2"/>
      <text:p text:style-name="P2"><text:span text:style-name="T9">Противостояние</text:span>:</text:p>
      <text:p text:style-name="P2">Дайте ему понять, что вы заметили эту тактику и раскусили его:</text:p>
      <text:list xml:id="list39437394"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
      <text:p text:style-name="P2"><text:soft-page-break/>Акцентируйте ваше внимание на противоречия в его суждениях. Возможно это заставит его хотя бы аргументировать свои доводы.</text:p>
      <text:h text:style-name="P87" text:outline-level="3">Демонстрация<text:line-break/>(в доп. к описанию дабл байнда)</text:h>
      <text:h text:style-name="Heading_20_4" text:outline-level="4">Демонстрация занятости</text:h>
      <text:p text:style-name="P149">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text:soft-page-break/>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2">Есть еще один вид демонстрации. В прямом смысле этого слова. Он смело относится к дабл байнду, так как тоже сбивает с толку.</text:p>
      <text:p text:style-name="P2"><text:soft-page-break/>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text:soft-page-break/>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431744"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 На тебе цем!</text:p>
        </text:list-item>
        <text:list-item>
          <text:p text:style-name="P106"><text:span text:style-name="T10">Откуда столько внимания? Или это ты перед друзьями рисуешься?</text:span>!</text:p>
        </text:list-item>
        <text:list-item>
          <text:p text:style-name="P102">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7" text:outline-level="3"><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0" text:outline-level="4"><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9428516" text:continue-numbering="true"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2. Стимуляция жертвы на действия путем благодарности за то, что жертва выполнила свои обязанности.</text:p>
      <text:list xml:id="list39417332" text:continue-numbering="true" text:style-name="диалог">
        <text:list-item>
          <text:p text:style-name="P94">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9413706" text:continue-numbering="true"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425900" text:continue-numbering="true" text:style-name="диалог">
        <text:list-item>
          <text:p text:style-name="P94">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text:soft-page-break/>4. Стимуляция жертвы путем похвалы на самостоятельное выполнение общих обязанностей.</text:p>
      <text:list xml:id="list39437529" text:continue-numbering="true"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9412873" text:continue-numbering="true" text:style-name="диалог">
        <text:list-item>
          <text:p text:style-name="P94">Милая, не обижайся! Я ведь так тебя люблю!</text:p>
        </text:list-item>
        <text:list-item>
          <text:p text:style-name="P94">Я вчера погорячился... Вот тебе цветы!</text:p>
        </text:list-item>
        <text:list-item>
          <text:p text:style-name="P94">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51"><text:soft-page-break/>*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9">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Если он выполнит вашу просьбу — похвалите его. Это будет вашим положительным подкреплением.</text:p>
      <text:list xml:id="list39433921" text:continue-numbering="true" text:style-name="диалог">
        <text:list-item>
          <text:p text:style-name="P94">Спасибо! Я очень рада! Ты приготовил действительно вкусный ужин!</text:p>
        </text:list-item>
        <text:list-item>
          <text:p text:style-name="P94"><text:soft-page-break/>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0" text:outline-level="4"><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9415992" text:continue-numbering="true" text:style-name="диалог">
        <text:list-item>
          <text:p text:style-name="P94">Ты приготовила замечательный ужин! Вот если бы ты еще и десерт приготовила — цены бы тебе не было!</text:p>
        </text:list-item>
        <text:list-item>
          <text:p text:style-name="P94">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429041" text:continue-numbering="true" text:style-name="диалог">
        <text:list-item>
          <text:p text:style-name="P94">Ты прямо статусами из соц-сети заговорила!</text:p>
        </text:list-item>
        <text:list-item>
          <text:p text:style-name="P94">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2">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9407659" text:continue-numbering="true" text:style-name="диалог">
        <text:list-item>
          <text:p text:style-name="P94">Также во многом это проявляется в быту:</text:p>
        </text:list-item>
        <text:list-item>
          <text:p text:style-name="P94">Ты вчера борщ пересолила, поэтому сегодня готовишь тоже ты.</text:p>
        </text:list-item>
        <text:list-item>
          <text:p text:style-name="P94">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9">Противостояние</text:span>:</text:p>
      <text:p text:style-name="P2">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4206081"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text:soft-page-break/>Если ты хочешь рыбу на ужин, то ты мог бы сам ее приготовить.</text:p>
        </text:list-item>
        <text:list-item>
          <text:p text:style-name="P94">Не нравится — делай сам.</text:p>
        </text:list-item>
        <text:list-item>
          <text:p text:style-name="P94">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9414380" text:continue-numbering="true" text:style-name="диалог">
        <text:list-item>
          <text:p text:style-name="P94">Тебе надо, ты и делай! - услышите вы на все предложения.</text:p>
        </text:list-item>
      </text:list>
      <text:p text:style-name="P2">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0" text:outline-level="4"><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9419620" text:continue-numbering="true" text:style-name="диалог">
        <text:list-item>
          <text:p text:style-name="P94">Если ты сейчас пойдешь гулять, то я с тобой не буду разговаривать.</text:p>
        </text:list-item>
        <text:list-item>
          <text:p text:style-name="P94">Если ты купишь это платье, то мы не поедем в отпуск.</text:p>
        </text:list-item>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9">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9436795" text:continue-numbering="true" text:style-name="диалог">
        <text:list-item>
          <text:p text:style-name="P94">Но ты не можешь мне запретить!</text:p>
        </text:list-item>
      </text:list>
      <text:p text:style-name="P2"><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423602" text:continue-numbering="true" text:style-name="диалог">
        <text:list-item>
          <text:p text:style-name="P94">Поговорим, когда я вернусь.</text:p>
        </text:list-item>
      </text:list>
      <text:p text:style-name="P2">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80" text:outline-level="4"><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2"><text:span text:style-name="T9">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7" text:outline-level="3"><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9412301" text:continue-numbering="true" text:style-name="диалог">
        <text:list-item>
          <text:p text:style-name="P94"><text:soft-page-break/>Ты уделяешь мне недостаточно внимания! — упрек.</text:p>
        </text:list-item>
        <text:list-item>
          <text:p text:style-name="P94">Ты должна уделять мне больше внимания! — приказ.</text:p>
        </text:list-item>
      </text:list>
      <text:p text:style-name="P2">В приказном тоне или же в качестве обвинения — это жалоба.</text:p>
      <text:p text:style-name="P2">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9">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2">Вам понадобится чуток равнодушия и подход с юмором:</text:p>
      <text:list xml:id="list39422908" text:continue-numbering="true" text:style-name="диалог">
        <text:list-item>
          <text:p text:style-name="P94">Болит голова? Выпей таблетку. Вон там лежит...</text:p>
        </text:list-item>
        <text:list-item>
          <text:p text:style-name="P94">Что? Опять злодей-Володя тебе палки в колеса ставит? Вот паразит! Ужинать будешь?</text:p>
        </text:list-item>
        <text:list-item>
          <text:p text:style-name="P94">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4">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7" text:outline-level="3"><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3">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9">Противостояние</text:span>:</text:p>
      <text:p text:style-name="P2"><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9415407" text:continue-numbering="true" text:style-name="диалог">
        <text:list-item>
          <text:p text:style-name="P94">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0" text:outline-level="4">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3447474435126612421" text:style-name="L4">
        <text:list-item>
          <text:p text:style-name="P139"><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0"><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103"><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0">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7" text:outline-level="3"><text:bookmark-start text:name="Nieghliekt_"/>Неглект<text:bookmark-end text:name="Nieghliekt_"/></text:h>
      <text:p text:style-name="P82"/>
      <text:p text:style-name="P2">Или если вы, например, отравились рыбой, лежите и болеете, а вам предлагают отведать селедочки под шубой.</text:p>
      <text:p text:style-name="P2"/>
      <text:p text:style-name="P2"/>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932219238795956087" text:style-name="L5">
        <text:list-item>
          <text:p text:style-name="P140"><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1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1"><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1">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1">абьюзер считает, что у вас лишний вес и заставляет вас голодать: «Хватит жрать!»;</text:p>
        </text:list-item>
        <text:list-item>
          <text:p text:style-name="P111">абьюзер создает условия, в которых заставляет вас мерзнуть: «Холодно? Приседай — быстрее согреешься!»;</text:p>
        </text:list-item>
        <text:list-item>
          <text:p text:style-name="P111">абьюзер мешает вам спать: «На том свете выспишься!»;</text:p>
        </text:list-item>
        <text:list-item>
          <text:p text:style-name="P111">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2"><text:span text:style-name="T9">Противостояние</text:span>:</text:p>
      <text:p text:style-name="P2">У вас должна быть сила воли отказаться от его плюшек. Требуйте от него заботу или ищите ее в другом месте.</text:p>
      <text:list xml:id="list39419789" text:continue-list="list39415407" text:style-name="диалог">
        <text:list-item>
          <text:p text:style-name="P94">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4">Ты же знаешь, что я на антибиотиках. Ты не хочешь, чтобы я поправилась?</text:p>
        </text:list-item>
        <text:list-item>
          <text:p text:style-name="P94">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7"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7">Лично я никогда об этом не задумывалась, но как-то разговорилась с девчонками на эту тему и услышала довольно интересное мнение.</text:p>
      <text:list xml:id="list39411228" text:continue-numbering="true" text:style-name="диалог">
        <text:list-item>
          <text:p text:style-name="P94">Я бы простила измену. — сказала мне одна девушка, которая очень себя любит.</text:p>
        </text:list-item>
        <text:list-item>
          <text:p text:style-name="P94">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44">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8">*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9425161" text:continue-numbering="true" text:style-name="диалог">
        <text:list-item>
          <text:p text:style-name="P112">Что здесь такого? Я же тебя люблю! А она для меня ничего не значит!</text:p>
        </text:list-item>
        <text:list-item>
          <text:p text:style-name="P112">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9429111" text:continue-numbering="true" text:style-name="диалог">
        <text:list-item>
          <text:p text:style-name="P112">Не имеет значения, что произошло в тот момент, когда люди были, как бы, не вместе...</text:p>
        </text:list-item>
        <text:list-item>
          <text:p text:style-name="P112">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9428813" text:continue-numbering="true" text:style-name="диалог">
        <text:list-item>
          <text:p text:style-name="P112">Подумаешь, кружку разбил. На счастье...</text:p>
        </text:list-item>
      </text:list>
      <text:p text:style-name="P5"><text:soft-page-break/>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9423834" text:continue-numbering="true" text:style-name="диалог">
        <text:list-item>
          <text:p text:style-name="P94">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9419201" text:continue-numbering="true" text:style-name="диалог">
        <text:list-item>
          <text:p text:style-name="P94">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2">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39423194" text:continue-numbering="true" text:style-name="диалог">
        <text:list-item>
          <text:p text:style-name="P112">Это мои подружки!</text:p>
        </text:list-item>
      </text:list>
      <text:p text:style-name="P2"><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9433823" text:continue-numbering="true" text:style-name="диалог">
        <text:list-item>
          <text:p text:style-name="P94">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9437396" text:continue-numbering="true" text:style-name="диалог">
        <text:list-item>
          <text:p text:style-name="P94">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420053" text:continue-numbering="true" text:style-name="диалог">
        <text:list-item>
          <text:p text:style-name="P94">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8">*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text:soft-page-break/>Вас активно ломают, прогибают под свои аморальные идеи, садятся вам на голову. И все это прячут за маской нормальности. «Нормальности».</text:p>
      <text:list xml:id="list39405670" text:continue-numbering="true" text:style-name="диалог">
        <text:list-item>
          <text:p text:style-name="P94">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9431790" text:continue-numbering="true" text:style-name="диалог">
        <text:list-item>
          <text:p text:style-name="P94"><text:soft-page-break/>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7" text:outline-level="3">Нарциссизм</text:h>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кой-то мелочи, которую, возможно, сам же и придумал.</text:p>
      <text:list xml:id="list39414372" text:continue-numbering="true" text:style-name="диалог">
        <text:list-item>
          <text:p text:style-name="P94">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8">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3">однако</text:span> я хочу отметить, что среди нарциссов встречаются невероятно успешные люди.</text:p>
      <text:p text:style-name="P2"><text:span text:style-name="T9">Противостояние</text:span>:</text:p>
      <text:p text:style-name="P2">Перестаньте служить!</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7" text:outline-level="3"><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9">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9">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7" text:outline-level="3">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434515"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20">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6">Противостояние<text:span text:style-name="T10">:</text:span></text:p>
      <text:p text:style-name="P15">Не возвращайтесь!</text:p>
      <text:h text:style-name="P87" text:outline-level="3">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9427922" text:continue-numbering="true" text:style-name="диалог">
        <text:list-item>
          <text:p text:style-name="P94">Так будет лучше для нас.</text:p>
        </text:list-item>
      </text:list>
      <text:p text:style-name="P2">Или:</text:p>
      <text:list xml:id="list394301301" text:continue-numbering="true" text:style-name="диалог">
        <text:list-item>
          <text:p text:style-name="P94">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8">*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text:soft-page-break/>Вам внушали, что нужно быть лучше. И вы снова и снова разрушали себя с его подачи, но — самостоятельно.</text:p>
      <text:p text:style-name="P2">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9">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text:soft-page-break/>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39421297" text:continue-list="list39437682" text:style-name="List_20_1">
        <text:list-item text:start-value="1">
          <text:p text:style-name="P141">Недоверие.</text:p>
          <text:p text:style-name="P142">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1">Избегание источников раздражителя.</text:p>
          <text:p text:style-name="P142">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1">Ирония, подход с юмором.</text:p>
          <text:p text:style-name="P142"><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1">Мнимое непонимание.</text:p>
          <text:p text:style-name="P142">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1">Критичность мышления.</text:p>
          <text:p text:style-name="P142">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1">Возможность выбора.</text:p>
          <text:p text:style-name="P142">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1">Наличие времени на обдумывание.</text:p>
          <text:p text:style-name="P142">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1">Уверенность в себе и больше смелости.</text:p>
          <text:p text:style-name="P142"><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1">Самодостаточность.</text:p>
          <text:p text:style-name="P92"><text:span text:style-name="T56">C </text:span><text:span text:style-name="T54">чувством </text:span><text:span text:style-name="T55">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6" text:outline-level="2">Глава 26. Причины манипуляций</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2">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2">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2">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4">dis – </text:span><text:span text:style-name="T14">отрицание, затруднение, </text:span><text:span text:style-name="T44">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2">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2">Предлагаю вашему вниманию краткий список возможных причин развития патологии характера:</text:p>
      <text:list xml:id="list39406228" text:continue-list="list39421297" text:style-name="List_20_1">
        <text:list-item text:start-value="1">
          <text:p text:style-name="P114">Контроль</text:p>
          <text:list>
            <text:list-item>
              <text:p text:style-name="P95"><text:span text:style-name="T9">Гиперконтроль</text:span>:</text:p>
              <text:p text:style-name="P95">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5">— Ты должен!</text:p>
              <text:p text:style-name="P107">Последствия<text:span text:style-name="T10">:</text:span></text:p>
              <text:p text:style-name="P113"><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8">Полная свобода:</text:p>
              <text:p text:style-name="P95">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5">— Делай, что хочешь!</text:p>
              <text:p text:style-name="P107">Последствия:</text:p>
              <text:p text:style-name="P104">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5">Наказание</text:p>
          <text:list>
            <text:list-item>
              <text:p text:style-name="P104"><text:span text:style-name="T9">Слишком строгие наказания</text:span>:</text:p>
              <text:p text:style-name="P104"><text:soft-page-break/>Воспитание запугиванием, лишениями, шантажом, криками, унижениями, избиениями. Стиль воспитания - «Око за око».</text:p>
              <text:p text:style-name="P104"><text:span text:style-name="T9">Последствия</text:span>:</text:p>
              <text:p text:style-name="P104">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7">Безнаказанность<text:span text:style-name="T10">:</text:span></text:p>
              <text:p text:style-name="P104">Абсолютное отсутствие наказания в воспитании, игнорирование плохого поведения ребенка, поощрение за плохое поведения:</text:p>
              <text:p text:style-name="P104">— На, только не плачь (На, только заткнись)!</text:p>
              <text:p text:style-name="P107">Последствия<text:span text:style-name="T10">:</text:span></text:p>
              <text:p text:style-name="P104">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5">Забота</text:p>
          <text:list>
            <text:list-item>
              <text:p text:style-name="P107">Гиперопека<text:span text:style-name="T10">:</text:span></text:p>
              <text:p text:style-name="P104">Воспитание гиперконтролем не агрессивного характера.</text:p>
              <text:p text:style-name="P104"><text:soft-page-break/>— Не трогайте моего мальчика!!!</text:p>
              <text:p text:style-name="P107">Последствия<text:span text:style-name="T10">:</text:span></text:p>
              <text:p text:style-name="P104">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7">Отсутствие заботы и защиты<text:span text:style-name="T10">:</text:span></text:p>
              <text:p text:style-name="P104">Игнорирование родителями физического и морального состояния ребенка, обвинение ребенка в случившихся с ним неприятностях.</text:p>
              <text:p text:style-name="P104">— Ты должен уметь за себя постоять! Сам виноват!</text:p>
              <text:p text:style-name="P107">Последствия<text:span text:style-name="T10">:</text:span></text:p>
              <text:p text:style-name="P104">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5">Помощь</text:p>
          <text:list>
            <text:list-item>
              <text:p text:style-name="P107">Отсутствие помощи<text:span text:style-name="T10">:</text:span></text:p>
              <text:p text:style-name="P104">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4"><text:soft-page-break/>— Ты должен сам справиться!</text:p>
              <text:p text:style-name="P107">Последствия<text:span text:style-name="T10">:</text:span></text:p>
              <text:p text:style-name="P107"><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7">Переизбыток помощи<text:span text:style-name="T10">:</text:span></text:p>
              <text:p text:style-name="P104">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4">— Сынок, ты покакал?</text:p>
              <text:p text:style-name="P107">Последствия<text:span text:style-name="T10">:</text:span></text:p>
              <text:p text:style-name="P107"><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5">Внимание</text:p>
          <text:list>
            <text:list-item>
              <text:p text:style-name="P109"><text:span text:style-name="T8">Нарушение личных границ</text:span><text:span text:style-name="T12">:</text:span></text:p>
              <text:p text:style-name="P104">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4">— Ты не должен был так делать!</text:p>
              <text:p text:style-name="P109"><text:span text:style-name="T8">Последствия</text:span><text:span text:style-name="T12">:</text:span></text:p>
              <text:p text:style-name="P109"><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9"><text:span text:style-name="T8">Равнодушие</text:span><text:span text:style-name="T12">:</text:span></text:p>
              <text:p text:style-name="P104">Равнодушие родителей к чувствам, интересам, склонностям и внутреннему миру ребенка, а также к его переживаниям и проблемам.</text:p>
              <text:p text:style-name="P104">— Мне все-равно, что ты думаешь!</text:p>
              <text:p text:style-name="P109"><text:span text:style-name="T8">Последствия</text:span><text:span text:style-name="T12">:</text:span></text:p>
              <text:p text:style-name="P104">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5">Мотивация</text:p>
          <text:list>
            <text:list-item>
              <text:p text:style-name="P107">Принуждение<text:span text:style-name="T10">:</text:span></text:p>
              <text:p text:style-name="P104">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4">— Мама лучше знает!</text:p>
              <text:p text:style-name="P107">Последствия<text:span text:style-name="T10">:</text:span></text:p>
              <text:p text:style-name="P107"><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7">Демотивация<text:span text:style-name="T10">:</text:span></text:p>
              <text:p text:style-name="P104">Воспитание внушением чувства ущербности, заставляя ребенка доказывать обратное.</text:p>
              <text:p text:style-name="P104">— Кто тебя такого полюбит!/Кому ты нужен?</text:p>
              <text:p text:style-name="P107">Последствия<text:span text:style-name="T10">:</text:span></text:p>
              <text:p text:style-name="P104">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5">Похвала</text:p>
          <text:list>
            <text:list-item>
              <text:p text:style-name="P107">Переизбыток похвалы<text:span text:style-name="T10">:</text:span></text:p>
              <text:p text:style-name="P104">Идеализация ребенка, необоснованное превозношение талантов, достижений и заслуг, игнорируя плохое поведение.</text:p>
              <text:p text:style-name="P104">— Наш ребенок - гений!</text:p>
              <text:p text:style-name="P107">Последствия<text:span text:style-name="T10">:</text:span></text:p>
              <text:p text:style-name="P107"><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7">Недостаток похвалы<text:span text:style-name="T10">:</text:span></text:p>
              <text:p text:style-name="P104">Отсутствии поощрения и похвалы в воспитании, что сопровождается упреками и сравнениями с окружающими.</text:p>
              <text:p text:style-name="P104">— Почему Петя может, а ты нет? Вот я в твоем возрасте...</text:p>
              <text:p text:style-name="P107">Последствия<text:span text:style-name="T10">:</text:span></text:p>
              <text:p text:style-name="P104">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5">Вежливость</text:p>
          <text:list>
            <text:list-item>
              <text:p text:style-name="P107">Лесть:</text:p>
              <text:p text:style-name="P104">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4">— Милая, ты сегодня такая красивая! Ты не против, если я пойду на рыбалку?</text:p>
              <text:p text:style-name="P107">Последствия<text:span text:style-name="T10">:</text:span></text:p>
              <text:p text:style-name="P104">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7"><text:soft-page-break/>Хамство<text:span text:style-name="T10">:</text:span></text:p>
              <text:p text:style-name="P104">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4">— Ты что оглох?!</text:p>
              <text:p text:style-name="P107">Последствия<text:span text:style-name="T10">:</text:span></text:p>
              <text:p text:style-name="P104">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5">Благодарность</text:p>
          <text:list>
            <text:list-item>
              <text:p text:style-name="P109"><text:span text:style-name="T8">Материальная благодарность</text:span><text:span text:style-name="T12">:</text:span></text:p>
              <text:p text:style-name="P104">Воспитание «дай за дай», материальное вознаграждение за выполнение обязанностей, подарки и сюрпризы в качестве платы за труды.</text:p>
              <text:p text:style-name="P104">— Напишешь контрольную на пять — получишь новый телефон!</text:p>
              <text:p text:style-name="P109"><text:span text:style-name="T8">Последствия</text:span><text:span text:style-name="T12">:</text:span></text:p>
              <text:p text:style-name="P104">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9"><text:span text:style-name="T8">Недостаток благодарности</text:span><text:span text:style-name="T12">:</text:span></text:p>
              <text:p text:style-name="P104"><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4">— Я бы и без тебя справилась!</text:p>
              <text:p text:style-name="P109"><text:span text:style-name="T8">Последствия</text:span><text:span text:style-name="T12">:</text:span></text:p>
              <text:p text:style-name="P104">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5">Щедрость</text:p>
          <text:list>
            <text:list-item>
              <text:p text:style-name="P107">Принуждение делиться<text:span text:style-name="T10">:</text:span></text:p>
              <text:p text:style-name="P107"><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8">— Я сегодня с тобой не дружу, потому, что ты жадина!</text:p>
              <text:p text:style-name="P107">Последствия<text:span text:style-name="T10">:</text:span></text:p>
              <text:p text:style-name="P107"><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7"><text:span text:style-name="T4">Жадность</text:span><text:span text:style-name="T5">:</text:span></text:p>
              <text:p text:style-name="P98">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8">— Не дам, у тебя своя есть!</text:p>
              <text:p text:style-name="P107"><text:span text:style-name="T4">Последствия</text:span><text:span text:style-name="T5">:</text:span></text:p>
              <text:p text:style-name="P98">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9">Честность</text:p>
          <text:list>
            <text:list-item>
              <text:p text:style-name="P107"><text:span text:style-name="T4">Лживость</text:span><text:span text:style-name="T5">:</text:span></text:p>
              <text:p text:style-name="P98"><text:soft-page-break/>Родители манипулировали ребенком, обещая что-то, но не выполняли своих обещаний. Воспитание враньем.</text:p>
              <text:p text:style-name="P98">— Сегодня не куплю — завтра куплю...</text:p>
              <text:p text:style-name="P107"><text:span text:style-name="T4">Последствия</text:span><text:span text:style-name="T5">:</text:span></text:p>
              <text:p text:style-name="P98">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7"><text:span text:style-name="T4">Чрезмерная откровенность</text:span><text:span text:style-name="T5">:</text:span></text:p>
              <text:p text:style-name="P98">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8">— Сынок, разводится ли с мамой?</text:p>
              <text:p text:style-name="P107">Последствия<text:span text:style-name="T10">:</text:span></text:p>
              <text:p text:style-name="P104">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7">Скрытность<text:span text:style-name="T10">:</text:span></text:p>
              <text:p text:style-name="P104"><text:soft-page-break/>Сокрытие родителями реальной обстановки ситуации (например, кризис в отношениях, развод), обнадеживание, вранье.</text:p>
              <text:p text:style-name="P98">— Мы с папой просто поговорим! / Врач только посмотрит — больно не будет!</text:p>
              <text:p text:style-name="P107">Последствия<text:span text:style-name="T10">:</text:span></text:p>
              <text:p text:style-name="P104">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7">Подозрительность<text:span text:style-name="T10">:</text:span></text:p>
              <text:p text:style-name="P104">Воспитание наказанием по (беспричинному) подозрению. Эгоизм и тревожность родителей, постоянная требовательность объяснений.</text:p>
              <text:p text:style-name="P98">— Ты точно ни у кого не списывал?</text:p>
              <text:p text:style-name="P107">Последствия<text:span text:style-name="T10">:</text:span></text:p>
              <text:p text:style-name="P104">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5">Взаимоотношения</text:p>
          <text:list>
            <text:list-item>
              <text:p text:style-name="P107"><text:soft-page-break/>Внутрисемейные<text:span text:style-name="T10">:</text:span></text:p>
              <text:p text:style-name="P104">Соперничество, что подразумевает выбор сторонников, создание коалиции:</text:p>
              <text:p text:style-name="P104">— Мы папе не скажем!..</text:p>
              <text:p text:style-name="P107">Последствия<text:span text:style-name="T10">:</text:span></text:p>
              <text:p text:style-name="P104">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7">Внесемейные<text:span text:style-name="T10">:</text:span></text:p>
              <text:p text:style-name="P104">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4">— Ты идешь гулять с Петей? Это тот самый Петя, который тебе подножку поставил в первом классе? Понятно...</text:p>
              <text:p text:style-name="P107">Последствия<text:span text:style-name="T10">:</text:span></text:p>
              <text:p text:style-name="P104"><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5">Стереотипное мышление</text:p>
          <text:p text:style-name="P107"><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7">Сексизм<text:span text:style-name="T10"><text:note text:id="ftn30" text:note-class="footnote"><text:note-citation text:label="*">*</text:note-citation><text:note-body><text:p text:style-name="Footnote"><text:span text:style-name="T7">Сексизм</text:span> <text:span text:style-name="T52">(от лат. sexus — пол)</text:span><text:span text:style-name="T64"> </text:span>— социальная система, которая поддерживает патриархат или угнетение женщин.</text:p></text:note-body></text:note></text:span><text:span text:style-name="T10">:</text:span></text:p>
              <text:p text:style-name="P104">Негативное влияние на мнение ребенка о женщинах:</text:p>
              <text:p text:style-name="P115">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5"><text:soft-page-break/>— Все бабы дуры!</text:p>
              <text:p text:style-name="P107"><text:span text:style-name="T13">Последствия для мальчиков</text:span><text:span text:style-name="T22">:</text:span></text:p>
              <text:p text:style-name="P115">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7"><text:span text:style-name="T13">Последствия для девочек</text:span><text:span text:style-name="T22">:</text:span></text:p>
              <text:p text:style-name="P115">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7"><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5">Негативное влияние на мнение ребенка о мужчинах:</text:p>
              <text:list>
                <text:list-item>
                  <text:p text:style-name="P107"><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5">— Кому ты нужен?</text:p>
                  <text:p text:style-name="P107"><text:span text:style-name="T13">Последствия</text:span><text:span text:style-name="T22">:</text:span></text:p>
                  <text:p text:style-name="P115">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7"><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7"><text:span text:style-name="T13">Последствия</text:span><text:span text:style-name="T22">:</text:span></text:p>
                  <text:p text:style-name="P115">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7"><text:span text:style-name="T13">Восприятие себя</text:span><text:span text:style-name="T22">:</text:span></text:p>
              <text:list>
                <text:list-item>
                  <text:p text:style-name="P115">Воздействие ребенка на восприятие самого себя:</text:p>
                  <text:p text:style-name="P115">— Ты еще маленький!</text:p>
                  <text:p text:style-name="P115">Последствие:</text:p>
                </text:list-item>
              </text:list>
              <text:p text:style-name="P115"/>
              <text:p text:style-name="P115"/>
            </text:list-item>
          </text:list>
        </text:list-item>
      </text:list>
      <text:p text:style-name="Subtitle"><text:soft-page-break/>* * *</text:p>
      <text:p text:style-name="P11">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2">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2">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2"><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2">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2">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2">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3">Распределительное помещение «Сознание».</text:p>
      <text:p text:style-name="P2">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2"><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3">Склад «Предсознание».</text:p>
      <text:p text:style-name="P2">В предсознании находится та информация, которую мы когда-то запомнили, но в данный момент времени она нам не нужна.</text:p>
      <text:p text:style-name="P2">Например: вы сейчас читаете эту информацию, но, наверняка, не думаете о том, как вас зовут. Угадала?</text:p>
      <text:p text:style-name="P3">Лаборатория «Подсознание».</text:p>
      <text:p text:style-name="P2">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2">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2">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2">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2">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2"><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2">Эта реакция и является симптомом.</text:p>
      <text:p text:style-name="P31"><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4"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9409509" text:continue-list="list394301301"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2"><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419350"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text:soft-page-break/>Это просто смешно;</text:p>
        </text:list-item>
        <text:list-item>
          <text:p text:style-name="P102">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9">*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43">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6"/>
      <text:p text:style-name="P148">Содержание</text:p>
      <text:p text:style-name="P33"/>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style>
    <style:style style:name="MT1" style:family="text">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Демонстрация(в доп. к описанию дабл байнда)</text:chapter></text:p>
      </style:header-left>
      <style:footer>
        <text:p text:style-name="Footer"/>
      </style:footer>
      <style:footer-left>
        <text:p text:style-name="Footer"><text:page-number text:select-page="current">484</text:page-number></text:p>
      </style:footer-left>
    </style:master-page>
    <style:master-page style:name="Right_20_Page" style:display-name="Right Page" style:page-layout-name="Mpm5" style:next-style-name="Left_20_Page">
      <style:header>
        <text:p text:style-name="MP1"><text:span text:style-name="MT1"><text:chapter text:display="name" text:outline-level="4">Демонстрация занятости</text:chapter></text:span></text:p>
      </style:header>
      <style:footer>
        <text:p text:style-name="Footer"><text:page-number text:select-page="current">48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19T19:22:46.16</dc:date>
    <meta:editing-cycles>1294</meta:editing-cycles>
    <meta:editing-duration>P38DT4H24M28S</meta:editing-duration>
    <meta:document-statistic meta:table-count="1" meta:image-count="0" meta:object-count="0" meta:page-count="590" meta:paragraph-count="4276" meta:word-count="106402" meta:character-count="66696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